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63500" table:style-name="ce30">
            <text:p>16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35210" table:style-name="ce30">
            <text:p>19.035.210</text:p>
          </table:table-cell>
          <table:table-cell office:value-type="float" office:value="18829910" table:style-name="ce30">
            <text:p>18.829.910</text:p>
          </table:table-cell>
          <table:table-cell office:value-type="percentage" office:value="0.98921472366209773" table:style-name="ce31">
            <text:p>98,9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17" table:style-name="ce33">
            <text:p>1.864.317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74" table:style-name="ce33">
            <text:p>380.274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286" table:style-name="ce33">
            <text:p>3.164.286</text:p>
          </table:table-cell>
          <table:table-cell office:value-type="float" office:value="2999764.5" table:style-name="ce33">
            <text:p>2.999.765</text:p>
          </table:table-cell>
          <table:table-cell office:value-type="percentage" office:value="0.94800675413031565" table:style-name="ce34">
            <text:p>94,8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35112" table:style-name="ce33">
            <text:p>2.635.112</text:p>
          </table:table-cell>
          <table:table-cell office:value-type="percentage" office:value="0.94685648026543912" table:style-name="ce34">
            <text:p>94,6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26091.5" table:style-name="ce33">
            <text:p>2.226.092</text:p>
          </table:table-cell>
          <table:table-cell office:value-type="percentage" office:value="0.93752511124756466" table:style-name="ce34">
            <text:p>93,7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716" table:style-name="ce33">
            <text:p>604.716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544" table:style-name="ce33">
            <text:p>5.099.544</text:p>
          </table:table-cell>
          <table:table-cell office:value-type="float" office:value="4448953.5" table:style-name="ce33">
            <text:p>4.448.954</text:p>
          </table:table-cell>
          <table:table-cell office:value-type="percentage" office:value="0.87242182830464843" table:style-name="ce34">
            <text:p>87,2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95290.5" table:style-name="ce33">
            <text:p>1.395.291</text:p>
          </table:table-cell>
          <table:table-cell office:value-type="percentage" office:value="0.95776451449046551" table:style-name="ce34">
            <text:p>95,7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3" table:style-name="ce33">
            <text:p>4.084.473</text:p>
          </table:table-cell>
          <table:table-cell office:value-type="float" office:value="283630" table:style-name="ce33">
            <text:p>283.630</text:p>
          </table:table-cell>
          <table:table-cell office:value-type="float" office:value="852090" table:style-name="ce33">
            <text:p>852.090</text:p>
          </table:table-cell>
          <table:table-cell office:value-type="float" office:value="576550" table:style-name="ce33">
            <text:p>576.55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363548" table:style-name="ce33">
            <text:p>6.363.548</text:p>
          </table:table-cell>
          <table:table-cell office:value-type="float" office:value="5994711" table:style-name="ce33">
            <text:p>5.994.711</text:p>
          </table:table-cell>
          <table:table-cell office:value-type="percentage" office:value="0.9420390951714358" table:style-name="ce34">
            <text:p>94,2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673" table:style-name="ce33">
            <text:p>2.762.673</text:p>
          </table:table-cell>
          <table:table-cell office:value-type="float" office:value="265150" table:style-name="ce33">
            <text:p>265.150</text:p>
          </table:table-cell>
          <table:table-cell office:value-type="float" office:value="782520" table:style-name="ce33">
            <text:p>782.52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8688" table:style-name="ce33">
            <text:p>5.088.688</text:p>
          </table:table-cell>
          <table:table-cell office:value-type="float" office:value="4436698.5" table:style-name="ce33">
            <text:p>4.436.699</text:p>
          </table:table-cell>
          <table:table-cell office:value-type="percentage" office:value="0.87187473470568444" table:style-name="ce34">
            <text:p>87,1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766056.5" table:style-name="ce33">
            <text:p>15.766.057</text:p>
          </table:table-cell>
          <table:table-cell office:value-type="percentage" office:value="0.97344867438326455" table:style-name="ce34">
            <text:p>97,3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230054.5" table:style-name="ce33">
            <text:p>11.230.055</text:p>
          </table:table-cell>
          <table:table-cell office:value-type="percentage" office:value="0.93048510435633947" table:style-name="ce34">
            <text:p>93,0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45" table:style-name="ce33">
            <text:p>1.639.445</text:p>
          </table:table-cell>
          <table:table-cell office:value-type="float" office:value="166680" table:style-name="ce33">
            <text:p>166.680</text:p>
          </table:table-cell>
          <table:table-cell office:value-type="float" office:value="332334" table:style-name="ce33">
            <text:p>332.334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0919" table:style-name="ce33">
            <text:p>2.650.919</text:p>
          </table:table-cell>
          <table:table-cell office:value-type="float" office:value="2584378" table:style-name="ce33">
            <text:p>2.584.378</text:p>
          </table:table-cell>
          <table:table-cell office:value-type="percentage" office:value="0.97489889355351866" table:style-name="ce34">
            <text:p>97,4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7033114" table:style-name="ce33">
            <text:p>7.033.114</text:p>
          </table:table-cell>
          <table:table-cell office:value-type="percentage" office:value="0.96447953370028583" table:style-name="ce34">
            <text:p>96,4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2677" table:style-name="ce33">
            <text:p>762.677</text:p>
          </table:table-cell>
          <table:table-cell office:value-type="float" office:value="731510" table:style-name="ce33">
            <text:p>731.510</text:p>
          </table:table-cell>
          <table:table-cell office:value-type="percentage" office:value="0.95913473200319399" table:style-name="ce34">
            <text:p>95,9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728416.5" table:style-name="ce33">
            <text:p>14.728.417</text:p>
          </table:table-cell>
          <table:table-cell office:value-type="percentage" office:value="0.96268596036614762" table:style-name="ce34">
            <text:p>96,2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71050.5" table:style-name="ce33">
            <text:p>3.071.051</text:p>
          </table:table-cell>
          <table:table-cell office:value-type="percentage" office:value="0.93570108635212068" table:style-name="ce34">
            <text:p>93,5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181" table:style-name="ce33">
            <text:p>893.181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6747" table:style-name="ce33">
            <text:p>1.556.747</text:p>
          </table:table-cell>
          <table:table-cell office:value-type="float" office:value="1480508.5" table:style-name="ce33">
            <text:p>1.480.509</text:p>
          </table:table-cell>
          <table:table-cell office:value-type="percentage" office:value="0.95102704549936501" table:style-name="ce34">
            <text:p>95,1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59181.5" table:style-name="ce33">
            <text:p>4.959.182</text:p>
          </table:table-cell>
          <table:table-cell office:value-type="percentage" office:value="0.95200205866030052" table:style-name="ce34">
            <text:p>95,2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5027" table:style-name="ce33">
            <text:p>165.027</text:p>
          </table:table-cell>
          <table:table-cell office:value-type="percentage" office:value="0.89827722287238387" table:style-name="ce34">
            <text:p>89,8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314.5" table:style-name="ce33">
            <text:p>156.315</text:p>
          </table:table-cell>
          <table:table-cell office:value-type="percentage" office:value="0.90142611644214798" table:style-name="ce34">
            <text:p>90,1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916.5" table:style-name="ce33">
            <text:p>208.917</text:p>
          </table:table-cell>
          <table:table-cell office:value-type="percentage" office:value="0.92647541419803459" table:style-name="ce34">
            <text:p>92,65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740" table:style-name="ce38">
            <text:p>13.740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4527" table:style-name="ce41">
            <text:p>63.784.527</text:p>
          </table:table-cell>
          <table:table-cell office:value-type="float" office:value="4966490" table:style-name="ce41">
            <text:p>4.966.490</text:p>
          </table:table-cell>
          <table:table-cell office:value-type="float" office:value="12975684" table:style-name="ce41">
            <text:p>12.975.684</text:p>
          </table:table-cell>
          <table:table-cell office:value-type="float" office:value="16927180" table:style-name="ce42">
            <text:p>16.927.180</text:p>
          </table:table-cell>
          <table:table-cell office:value-type="float" office:value="639500" table:style-name="ce42">
            <text:p>639.5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279451" table:style-name="ce45">
            <text:p>110.279.451</text:p>
          </table:table-cell>
          <table:table-cell office:value-type="float" office:value="105094799.5" table:style-name="ce45">
            <text:p>105.094.800</text:p>
          </table:table-cell>
          <table:table-cell office:value-type="percentage" office:value="0.95298624128986642" table:style-name="ce46">
            <text:p>95,30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48" table:style-name="ce51">
            <text:p>7.492.848</text:p>
          </table:table-cell>
          <table:table-cell office:value-type="float" office:value="7341144" table:style-name="ce51">
            <text:p>7.341.144</text:p>
          </table:table-cell>
          <table:table-cell office:value-type="percentage" office:value="2.0246507069141134E-2" table:style-name="ce31">
            <text:p>2,02%</text:p>
          </table:table-cell>
          <table:table-cell office:value-type="float" office:value="4335478" table:style-name="ce51">
            <text:p>4.335.478</text:p>
          </table:table-cell>
          <table:table-cell office:value-type="date" office:date-value="2023-01-25T00:00:00" table:style-name="ce52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018" table:style-name="ce53">
            <text:p>1.153.018</text:p>
          </table:table-cell>
          <table:table-cell office:value-type="float" office:value="1133077" table:style-name="ce53">
            <text:p>1.133.077</text:p>
          </table:table-cell>
          <table:table-cell office:value-type="percentage" office:value="1.7294612920179909E-2" table:style-name="ce34">
            <text:p>1,73%</text:p>
          </table:table-cell>
          <table:table-cell office:value-type="float" office:value="747495" table:style-name="ce53">
            <text:p>747.495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433" table:style-name="ce53">
            <text:p>930.433</text:p>
          </table:table-cell>
          <table:table-cell office:value-type="float" office:value="921257" table:style-name="ce53">
            <text:p>921.257</text:p>
          </table:table-cell>
          <table:table-cell office:value-type="percentage" office:value="9.8620749693959699E-3" table:style-name="ce34">
            <text:p>0,99%</text:p>
          </table:table-cell>
          <table:table-cell office:value-type="float" office:value="738567" table:style-name="ce53">
            <text:p>738.567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19" table:style-name="ce53">
            <text:p>929.919</text:p>
          </table:table-cell>
          <table:table-cell office:value-type="float" office:value="915355" table:style-name="ce53">
            <text:p>915.355</text:p>
          </table:table-cell>
          <table:table-cell office:value-type="percentage" office:value="1.5661579126784161E-2" table:style-name="ce34">
            <text:p>1,57%</text:p>
          </table:table-cell>
          <table:table-cell office:value-type="float" office:value="507538" table:style-name="ce53">
            <text:p>507.538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462" table:style-name="ce53">
            <text:p>1.827.462</text:p>
          </table:table-cell>
          <table:table-cell office:value-type="float" office:value="1774341" table:style-name="ce53">
            <text:p>1.774.341</text:p>
          </table:table-cell>
          <table:table-cell office:value-type="percentage" office:value="2.9068183086707139E-2" table:style-name="ce34">
            <text:p>2,91%</text:p>
          </table:table-cell>
          <table:table-cell office:value-type="float" office:value="1038971" table:style-name="ce53">
            <text:p>1.038.971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81" table:style-name="ce53">
            <text:p>520.481</text:p>
          </table:table-cell>
          <table:table-cell office:value-type="float" office:value="517055" table:style-name="ce53">
            <text:p>517.055</text:p>
          </table:table-cell>
          <table:table-cell office:value-type="percentage" office:value="6.5823728435812261E-3" table:style-name="ce34">
            <text:p>0,66%</text:p>
          </table:table-cell>
          <table:table-cell office:value-type="float" office:value="367708" table:style-name="ce53">
            <text:p>367.708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141" table:style-name="ce53">
            <text:p>2.154.141</text:p>
          </table:table-cell>
          <table:table-cell office:value-type="float" office:value="2176565" table:style-name="ce53">
            <text:p>2.176.565</text:p>
          </table:table-cell>
          <table:table-cell office:value-type="percentage" office:value="0" table:style-name="ce34">
            <text:p>0,00%</text:p>
          </table:table-cell>
          <table:table-cell office:value-type="float" office:value="1579649" table:style-name="ce53">
            <text:p>1.579.649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223" table:style-name="ce53">
            <text:p>1.771.223</text:p>
          </table:table-cell>
          <table:table-cell office:value-type="float" office:value="1721101" table:style-name="ce53">
            <text:p>1.721.101</text:p>
          </table:table-cell>
          <table:table-cell office:value-type="percentage" office:value="2.8297961352127879E-2" table:style-name="ce34">
            <text:p>2,83%</text:p>
          </table:table-cell>
          <table:table-cell office:value-type="float" office:value="1128778" table:style-name="ce53">
            <text:p>1.128.778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114" table:style-name="ce53">
            <text:p>6.506.114</text:p>
          </table:table-cell>
          <table:table-cell office:value-type="float" office:value="6372913" table:style-name="ce53">
            <text:p>6.372.913</text:p>
          </table:table-cell>
          <table:table-cell office:value-type="percentage" office:value="2.0473204127686665E-2" table:style-name="ce34">
            <text:p>2,05%</text:p>
          </table:table-cell>
          <table:table-cell office:value-type="float" office:value="3991580" table:style-name="ce53">
            <text:p>3.991.580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115" table:style-name="ce53">
            <text:p>4.457.115</text:p>
          </table:table-cell>
          <table:table-cell office:value-type="float" office:value="4399631" table:style-name="ce53">
            <text:p>4.399.631</text:p>
          </table:table-cell>
          <table:table-cell office:value-type="percentage" office:value="1.2897131889125588E-2" table:style-name="ce34">
            <text:p>1,29%</text:p>
          </table:table-cell>
          <table:table-cell office:value-type="float" office:value="3066906" table:style-name="ce53">
            <text:p>3.066.906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589" table:style-name="ce53">
            <text:p>971.589</text:p>
          </table:table-cell>
          <table:table-cell office:value-type="float" office:value="954296" table:style-name="ce53">
            <text:p>954.296</text:p>
          </table:table-cell>
          <table:table-cell office:value-type="percentage" office:value="1.7798678247695269E-2" table:style-name="ce34">
            <text:p>1,78%</text:p>
          </table:table-cell>
          <table:table-cell office:value-type="float" office:value="666246" table:style-name="ce53">
            <text:p>666.246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491" table:style-name="ce53">
            <text:p>2.486.491</text:p>
          </table:table-cell>
          <table:table-cell office:value-type="float" office:value="2461964" table:style-name="ce53">
            <text:p>2.461.964</text:p>
          </table:table-cell>
          <table:table-cell office:value-type="percentage" office:value="9.8641016597285098E-3" table:style-name="ce34">
            <text:p>0,99%</text:p>
          </table:table-cell>
          <table:table-cell office:value-type="float" office:value="2016968" table:style-name="ce53">
            <text:p>2.016.968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41" table:style-name="ce53">
            <text:p>285.041</text:p>
          </table:table-cell>
          <table:table-cell office:value-type="float" office:value="287288" table:style-name="ce53">
            <text:p>287.288</text:p>
          </table:table-cell>
          <table:table-cell office:value-type="percentage" office:value="0" table:style-name="ce34">
            <text:p>0,00%</text:p>
          </table:table-cell>
          <table:table-cell office:value-type="float" office:value="190265" table:style-name="ce53">
            <text:p>190.265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6031" table:style-name="ce53">
            <text:p>5.786.031</text:p>
          </table:table-cell>
          <table:table-cell office:value-type="float" office:value="5746601" table:style-name="ce53">
            <text:p>5.746.601</text:p>
          </table:table-cell>
          <table:table-cell office:value-type="percentage" office:value="6.8146886872884017E-3" table:style-name="ce34">
            <text:p>0,68%</text:p>
          </table:table-cell>
          <table:table-cell office:value-type="float" office:value="3593692" table:style-name="ce53">
            <text:p>3.593.692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483" table:style-name="ce53">
            <text:p>1.302.483</text:p>
          </table:table-cell>
          <table:table-cell office:value-type="float" office:value="1283946" table:style-name="ce53">
            <text:p>1.283.946</text:p>
          </table:table-cell>
          <table:table-cell office:value-type="percentage" office:value="1.4232047558394237E-2" table:style-name="ce34">
            <text:p>1,42%</text:p>
          </table:table-cell>
          <table:table-cell office:value-type="float" office:value="728294" table:style-name="ce53">
            <text:p>728.294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93" table:style-name="ce53">
            <text:p>569.193</text:p>
          </table:table-cell>
          <table:table-cell office:value-type="float" office:value="564393" table:style-name="ce53">
            <text:p>564.393</text:p>
          </table:table-cell>
          <table:table-cell office:value-type="percentage" office:value="8.4329919728457665E-3" table:style-name="ce34">
            <text:p>0,84%</text:p>
          </table:table-cell>
          <table:table-cell office:value-type="float" office:value="375085" table:style-name="ce53">
            <text:p>375.085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620" table:style-name="ce53">
            <text:p>1.956.620</text:p>
          </table:table-cell>
          <table:table-cell office:value-type="float" office:value="1923071" table:style-name="ce53">
            <text:p>1.923.071</text:p>
          </table:table-cell>
          <table:table-cell office:value-type="percentage" office:value="1.7146405536077523E-2" table:style-name="ce34">
            <text:p>1,71%</text:p>
          </table:table-cell>
          <table:table-cell office:value-type="float" office:value="1262881" table:style-name="ce53">
            <text:p>1.262.881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34" table:style-name="ce53">
            <text:p>68.734</text:p>
          </table:table-cell>
          <table:table-cell office:value-type="float" office:value="65895" table:style-name="ce53">
            <text:p>65.895</text:p>
          </table:table-cell>
          <table:table-cell office:value-type="percentage" office:value="4.1304158058602727E-2" table:style-name="ce34">
            <text:p>4,13%</text:p>
          </table:table-cell>
          <table:table-cell office:value-type="float" office:value="44193" table:style-name="ce53">
            <text:p>44.193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47" table:style-name="ce53">
            <text:p>37.347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7" table:style-name="ce53">
            <text:p>95.177</text:p>
          </table:table-cell>
          <table:table-cell office:value-type="float" office:value="94854" table:style-name="ce53">
            <text:p>94.854</text:p>
          </table:table-cell>
          <table:table-cell office:value-type="percentage" office:value="3.393677043823613E-3" table:style-name="ce34">
            <text:p>0,34%</text:p>
          </table:table-cell>
          <table:table-cell office:value-type="float" office:value="51978" table:style-name="ce53">
            <text:p>51.978</text:p>
          </table:table-cell>
          <table:table-cell office:value-type="date" office:date-value="2023-01-25T00:00:00" table:style-name="ce54">
            <text:p>25/01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7" table:style-name="ce55">
            <text:p>8.127</text:p>
          </table:table-cell>
          <table:table-cell office:value-type="float" office:value="8145" table:style-name="ce55">
            <text:p>8.145</text:p>
          </table:table-cell>
          <table:table-cell office:value-type="percentage" office:value="0" table:style-name="ce39">
            <text:p>0,00%</text:p>
          </table:table-cell>
          <table:table-cell office:value-type="float" office:value="4156" table:style-name="ce55">
            <text:p>4.156</text:p>
          </table:table-cell>
          <table:table-cell office:value-type="date" office:date-value="2023-01-25T00:00:00" table:style-name="ce56">
            <text:p>25/01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8847" table:style-name="ce57">
            <text:p>41.338.847</text:p>
          </table:table-cell>
          <table:table-cell office:value-type="float" office:value="40726228" table:style-name="ce57">
            <text:p>40.726.228</text:p>
          </table:table-cell>
          <table:table-cell office:value-type="percentage" office:value="1.4819450576354972E-2" table:style-name="ce46">
            <text:p>1,48%</text:p>
          </table:table-cell>
          <table:table-cell office:value-type="float" office:value="26473775" table:style-name="ce57">
            <text:p>26.473.775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06" table:style-name="ce63">
            <text:p>7.047.506</text:p>
          </table:table-cell>
          <table:table-cell office:value-type="percentage" office:value="0.93348395801631001" table:style-name="ce64">
            <text:p>93,3%</text:p>
          </table:table-cell>
          <table:table-cell office:value-type="float" office:value="7019428" table:style-name="ce63">
            <text:p>7.019.428</text:p>
          </table:table-cell>
          <table:table-cell office:value-type="percentage" office:value="0.92976486042729323" table:style-name="ce64">
            <text:p>93,0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38" table:style-name="ce63">
            <text:p>1.098.838</text:p>
          </table:table-cell>
          <table:table-cell office:value-type="percentage" office:value="0.93432829669113393" table:style-name="ce64">
            <text:p>93,4%</text:p>
          </table:table-cell>
          <table:table-cell office:value-type="float" office:value="1092742" table:style-name="ce63">
            <text:p>1.092.742</text:p>
          </table:table-cell>
          <table:table-cell office:value-type="percentage" office:value="0.92914494364306943" table:style-name="ce67">
            <text:p>92,9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216" table:style-name="ce63">
            <text:p>886.216</text:p>
          </table:table-cell>
          <table:table-cell office:value-type="percentage" office:value="0.95605712883317395" table:style-name="ce64">
            <text:p>95,6%</text:p>
          </table:table-cell>
          <table:table-cell office:value-type="float" office:value="887021" table:style-name="ce63">
            <text:p>887.021</text:p>
          </table:table-cell>
          <table:table-cell office:value-type="percentage" office:value="0.95692556947147289" table:style-name="ce67">
            <text:p>95,7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79" table:style-name="ce63">
            <text:p>898.079</text:p>
          </table:table-cell>
          <table:table-cell office:value-type="percentage" office:value="0.82437262708486825" table:style-name="ce64">
            <text:p>82,4%</text:p>
          </table:table-cell>
          <table:table-cell office:value-type="float" office:value="892854" table:style-name="ce63">
            <text:p>892.854</text:p>
          </table:table-cell>
          <table:table-cell office:value-type="percentage" office:value="0.81957644882380387" table:style-name="ce67">
            <text:p>82,0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0894" table:style-name="ce63">
            <text:p>1.750.894</text:p>
          </table:table-cell>
          <table:table-cell office:value-type="percentage" office:value="0.85484987942314983" table:style-name="ce64">
            <text:p>85,5%</text:p>
          </table:table-cell>
          <table:table-cell office:value-type="float" office:value="1720093" table:style-name="ce63">
            <text:p>1.720.093</text:p>
          </table:table-cell>
          <table:table-cell office:value-type="percentage" office:value="0.83981171541315702" table:style-name="ce67">
            <text:p>84,0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59" table:style-name="ce63">
            <text:p>495.259</text:p>
          </table:table-cell>
          <table:table-cell office:value-type="percentage" office:value="0.9349637908355628" table:style-name="ce64">
            <text:p>93,5%</text:p>
          </table:table-cell>
          <table:table-cell office:value-type="float" office:value="496683" table:style-name="ce63">
            <text:p>496.683</text:p>
          </table:table-cell>
          <table:table-cell office:value-type="percentage" office:value="0.93765205785978623" table:style-name="ce67">
            <text:p>93,8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31" table:style-name="ce63">
            <text:p>2.050.131</text:p>
          </table:table-cell>
          <table:table-cell office:value-type="percentage" office:value="0.94563017862668075" table:style-name="ce64">
            <text:p>94,6%</text:p>
          </table:table-cell>
          <table:table-cell office:value-type="float" office:value="2089314" table:style-name="ce63">
            <text:p>2.089.314</text:p>
          </table:table-cell>
          <table:table-cell office:value-type="percentage" office:value="0.96370347603505579" table:style-name="ce67">
            <text:p>96,4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5801" table:style-name="ce63">
            <text:p>1.665.801</text:p>
          </table:table-cell>
          <table:table-cell office:value-type="percentage" office:value="0.91382642920382173" table:style-name="ce64">
            <text:p>91,4%</text:p>
          </table:table-cell>
          <table:table-cell office:value-type="float" office:value="1643933" table:style-name="ce63">
            <text:p>1.643.933</text:p>
          </table:table-cell>
          <table:table-cell office:value-type="percentage" office:value="0.90183006447968661" table:style-name="ce67">
            <text:p>90,2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583" table:style-name="ce63">
            <text:p>6.261.583</text:p>
          </table:table-cell>
          <table:table-cell office:value-type="percentage" office:value="0.91922031675415661" table:style-name="ce64">
            <text:p>91,9%</text:p>
          </table:table-cell>
          <table:table-cell office:value-type="float" office:value="6195173" table:style-name="ce63">
            <text:p>6.195.173</text:p>
          </table:table-cell>
          <table:table-cell office:value-type="percentage" office:value="0.90947111735272035" table:style-name="ce67">
            <text:p>90,9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8991" table:style-name="ce63">
            <text:p>4.198.991</text:p>
          </table:table-cell>
          <table:table-cell office:value-type="percentage" office:value="0.92732223860281759" table:style-name="ce64">
            <text:p>92,7%</text:p>
          </table:table-cell>
          <table:table-cell office:value-type="float" office:value="4223611" table:style-name="ce63">
            <text:p>4.223.611</text:p>
          </table:table-cell>
          <table:table-cell office:value-type="percentage" office:value="0.93275941946707785" table:style-name="ce67">
            <text:p>93,3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7" table:style-name="ce63">
            <text:p>910.437</text:p>
          </table:table-cell>
          <table:table-cell office:value-type="percentage" office:value="0.9600655808156463" table:style-name="ce64">
            <text:p>96,0%</text:p>
          </table:table-cell>
          <table:table-cell office:value-type="float" office:value="908029" table:style-name="ce63">
            <text:p>908.029</text:p>
          </table:table-cell>
          <table:table-cell office:value-type="percentage" office:value="0.95752631899016682" table:style-name="ce67">
            <text:p>95,8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52" table:style-name="ce63">
            <text:p>2.343.252</text:p>
          </table:table-cell>
          <table:table-cell office:value-type="percentage" office:value="0.95341815606158087" table:style-name="ce64">
            <text:p>95,3%</text:p>
          </table:table-cell>
          <table:table-cell office:value-type="float" office:value="2349725" table:style-name="ce63">
            <text:p>2.349.725</text:p>
          </table:table-cell>
          <table:table-cell office:value-type="percentage" office:value="0.95605187865060959" table:style-name="ce67">
            <text:p>95,6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16" table:style-name="ce63">
            <text:p>269.616</text:p>
          </table:table-cell>
          <table:table-cell office:value-type="percentage" office:value="0.9561566835467149" table:style-name="ce64">
            <text:p>95,6%</text:p>
          </table:table-cell>
          <table:table-cell office:value-type="float" office:value="274414" table:style-name="ce63">
            <text:p>274.414</text:p>
          </table:table-cell>
          <table:table-cell office:value-type="percentage" office:value="0.97317214170816357" table:style-name="ce67">
            <text:p>97,3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29238" table:style-name="ce63">
            <text:p>5.529.238</text:p>
          </table:table-cell>
          <table:table-cell office:value-type="percentage" office:value="0.92054133944718231" table:style-name="ce64">
            <text:p>92,1%</text:p>
          </table:table-cell>
          <table:table-cell office:value-type="float" office:value="5541936" table:style-name="ce63">
            <text:p>5.541.936</text:p>
          </table:table-cell>
          <table:table-cell office:value-type="percentage" office:value="0.92265538010310999" table:style-name="ce67">
            <text:p>92,3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03" table:style-name="ce63">
            <text:p>1.233.303</text:p>
          </table:table-cell>
          <table:table-cell office:value-type="percentage" office:value="0.92770068005817496" table:style-name="ce64">
            <text:p>92,8%</text:p>
          </table:table-cell>
          <table:table-cell office:value-type="float" office:value="1238940" table:style-name="ce63">
            <text:p>1.238.940</text:p>
          </table:table-cell>
          <table:table-cell office:value-type="percentage" office:value="0.93194087791181501" table:style-name="ce67">
            <text:p>93,2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399" table:style-name="ce63">
            <text:p>540.399</text:p>
          </table:table-cell>
          <table:table-cell office:value-type="percentage" office:value="0.92652069747053289" table:style-name="ce64">
            <text:p>92,7%</text:p>
          </table:table-cell>
          <table:table-cell office:value-type="float" office:value="541802" table:style-name="ce63">
            <text:p>541.802</text:p>
          </table:table-cell>
          <table:table-cell office:value-type="percentage" office:value="0.92892615813672796" table:style-name="ce67">
            <text:p>92,9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058" table:style-name="ce63">
            <text:p>1.871.058</text:p>
          </table:table-cell>
          <table:table-cell office:value-type="percentage" office:value="0.95775245420942567" table:style-name="ce64">
            <text:p>95,8%</text:p>
          </table:table-cell>
          <table:table-cell office:value-type="float" office:value="1861922" table:style-name="ce63">
            <text:p>1.861.922</text:p>
          </table:table-cell>
          <table:table-cell office:value-type="percentage" office:value="0.9530759415509954" table:style-name="ce67">
            <text:p>95,3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16" table:style-name="ce63">
            <text:p>65.716</text:p>
          </table:table-cell>
          <table:table-cell office:value-type="percentage" office:value="0.92833494944822881" table:style-name="ce64">
            <text:p>92,8%</text:p>
          </table:table-cell>
          <table:table-cell office:value-type="float" office:value="63987" table:style-name="ce63">
            <text:p>63.987</text:p>
          </table:table-cell>
          <table:table-cell office:value-type="percentage" office:value="0.90391028684557517" table:style-name="ce67">
            <text:p>90,4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7" table:style-name="ce63">
            <text:p>95.177</text:p>
          </table:table-cell>
          <table:table-cell office:value-type="string" table:style-name="ce64">
            <text:p>-</text:p>
          </table:table-cell>
          <table:table-cell office:value-type="float" office:value="94854" table:style-name="ce63">
            <text:p>94.854</text:p>
          </table:table-cell>
          <table:table-cell office:value-type="string" table:style-name="ce67">
            <text:p>-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7" table:style-name="ce63">
            <text:p>8.127</text:p>
          </table:table-cell>
          <table:table-cell office:value-type="string" table:style-name="ce64">
            <text:p>-</text:p>
          </table:table-cell>
          <table:table-cell office:value-type="float" office:value="8145" table:style-name="ce63">
            <text:p>8.145</text:p>
          </table:table-cell>
          <table:table-cell office:value-type="string" table:style-name="ce67">
            <text:p>-</text:p>
          </table:table-cell>
          <table:table-cell office:value-type="date" office:date-value="2023-01-25T00:00:00" table:style-name="ce65">
            <text:p>25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2740" table:style-name="ce69">
            <text:p>39.282.740</text:p>
          </table:table-cell>
          <table:table-cell office:value-type="percentage" office:value="0.92756073640440351" table:style-name="ce70">
            <text:p>92,8%</text:p>
          </table:table-cell>
          <table:table-cell office:value-type="float" office:value="39206094" table:style-name="ce69">
            <text:p>39.206.094</text:p>
          </table:table-cell>
          <table:table-cell office:value-type="percentage" office:value="0.92575093850836954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0.97690289418332543" table:style-name="ce80">
            <text:p>97,7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4849791102140235" table:style-name="ce80">
            <text:p>94,8%</text:p>
          </table:table-cell>
          <table:table-cell office:value-type="float" office:value="1230245" table:style-name="ce79">
            <text:p>1.230.245</text:p>
          </table:table-cell>
          <table:table-cell office:value-type="percentage" office:value="0.94220219444521647" table:style-name="ce80">
            <text:p>94,2%</text:p>
          </table:table-cell>
          <table:table-cell office:value-type="float" office:value="1278441" table:style-name="ce79">
            <text:p>1.278.441</text:p>
          </table:table-cell>
          <table:table-cell office:value-type="percentage" office:value="0.9283511345276475" table:style-name="ce80">
            <text:p>92,8%</text:p>
          </table:table-cell>
          <table:table-cell office:value-type="float" office:value="970037" table:style-name="ce79">
            <text:p>970.037</text:p>
          </table:table-cell>
          <table:table-cell office:value-type="percentage" office:value="0.89898224386373971" table:style-name="ce80">
            <text:p>89,9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8026619990691779" table:style-name="ce80">
            <text:p>88,0%</text:p>
          </table:table-cell>
          <table:table-cell office:value-type="float" office:value="724128" table:style-name="ce79">
            <text:p>724.128</text:p>
          </table:table-cell>
          <table:table-cell office:value-type="percentage" office:value="0.92699145403269212" table:style-name="ce80">
            <text:p>92,7%</text:p>
          </table:table-cell>
          <table:table-cell office:value-type="float" office:value="7047506" table:style-name="ce79">
            <text:p>7.047.506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395801631001" table:style-name="ce80">
            <text:p>93,3%</text:p>
          </table:table-cell>
          <table:table-cell office:value-type="percentage" office:value="0.82725881964888726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5" table:style-name="ce82">
            <text:p>101.775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67" table:style-name="ce82">
            <text:p>156.167</text:p>
          </table:table-cell>
          <table:table-cell office:value-type="percentage" office:value="0.95285186501014918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55" table:style-name="ce82">
            <text:p>192.655</text:p>
          </table:table-cell>
          <table:table-cell office:value-type="percentage" office:value="0.93214410830323557" table:style-name="ce83">
            <text:p>93,2%</text:p>
          </table:table-cell>
          <table:table-cell office:value-type="float" office:value="132417" table:style-name="ce82">
            <text:p>132.417</text:p>
          </table:table-cell>
          <table:table-cell office:value-type="percentage" office:value="0.88586409330163585" table:style-name="ce83">
            <text:p>88,6%</text:p>
          </table:table-cell>
          <table:table-cell office:value-type="float" office:value="111238" table:style-name="ce82">
            <text:p>111.238</text:p>
          </table:table-cell>
          <table:table-cell office:value-type="percentage" office:value="0.85331297770922543" table:style-name="ce83">
            <text:p>85,3%</text:p>
          </table:table-cell>
          <table:table-cell office:value-type="float" office:value="95907" table:style-name="ce82">
            <text:p>95.907</text:p>
          </table:table-cell>
          <table:table-cell office:value-type="percentage" office:value="0.89358458250228945" table:style-name="ce83">
            <text:p>89,4%</text:p>
          </table:table-cell>
          <table:table-cell office:value-type="float" office:value="1098838" table:style-name="ce82">
            <text:p>1.098.838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2829669113415" table:style-name="ce83">
            <text:p>93,4%</text:p>
          </table:table-cell>
          <table:table-cell office:value-type="percentage" office:value="0.83615276202972244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0.9989579366422503" table:style-name="ce83">
            <text:p>99,9%</text:p>
          </table:table-cell>
          <table:table-cell office:value-type="float" office:value="149265" table:style-name="ce82">
            <text:p>149.265</text:p>
          </table:table-cell>
          <table:table-cell office:value-type="percentage" office:value="0.96974397503092435" table:style-name="ce83">
            <text:p>97,0%</text:p>
          </table:table-cell>
          <table:table-cell office:value-type="float" office:value="154551" table:style-name="ce82">
            <text:p>154.551</text:p>
          </table:table-cell>
          <table:table-cell office:value-type="percentage" office:value="0.9526241543054268" table:style-name="ce83">
            <text:p>95,3%</text:p>
          </table:table-cell>
          <table:table-cell office:value-type="float" office:value="152707" table:style-name="ce82">
            <text:p>152.707</text:p>
          </table:table-cell>
          <table:table-cell office:value-type="percentage" office:value="0.93532495785049885" table:style-name="ce83">
            <text:p>93,5%</text:p>
          </table:table-cell>
          <table:table-cell office:value-type="float" office:value="93277" table:style-name="ce82">
            <text:p>93.277</text:p>
          </table:table-cell>
          <table:table-cell office:value-type="percentage" office:value="0.90344040893275768" table:style-name="ce83">
            <text:p>90,3%</text:p>
          </table:table-cell>
          <table:table-cell office:value-type="float" office:value="69047" table:style-name="ce82">
            <text:p>69.047</text:p>
          </table:table-cell>
          <table:table-cell office:value-type="percentage" office:value="0.8784957998954287" table:style-name="ce83">
            <text:p>87,8%</text:p>
          </table:table-cell>
          <table:table-cell office:value-type="float" office:value="63185" table:style-name="ce82">
            <text:p>63.185</text:p>
          </table:table-cell>
          <table:table-cell office:value-type="percentage" office:value="0.95291184113138983" table:style-name="ce83">
            <text:p>95,3%</text:p>
          </table:table-cell>
          <table:table-cell office:value-type="float" office:value="886216" table:style-name="ce82">
            <text:p>886.216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05712883317406" table:style-name="ce83">
            <text:p>95,6%</text:p>
          </table:table-cell>
          <table:table-cell office:value-type="percentage" office:value="0.88072548874922674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0" table:style-name="ce82">
            <text:p>79.980</text:p>
          </table:table-cell>
          <table:table-cell office:value-type="percentage" office:value="0.88970026170060756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8" table:style-name="ce82">
            <text:p>135.798</text:p>
          </table:table-cell>
          <table:table-cell office:value-type="percentage" office:value="0.75660076414608601" table:style-name="ce83">
            <text:p>75,7%</text:p>
          </table:table-cell>
          <table:table-cell office:value-type="float" office:value="105208" table:style-name="ce82">
            <text:p>105.208</text:p>
          </table:table-cell>
          <table:table-cell office:value-type="percentage" office:value="0.77362917358837313" table:style-name="ce83">
            <text:p>77,4%</text:p>
          </table:table-cell>
          <table:table-cell office:value-type="float" office:value="84971" table:style-name="ce82">
            <text:p>84.971</text:p>
          </table:table-cell>
          <table:table-cell office:value-type="percentage" office:value="0.84260978832247402" table:style-name="ce83">
            <text:p>84,3%</text:p>
          </table:table-cell>
          <table:table-cell office:value-type="float" office:value="898079" table:style-name="ce82">
            <text:p>898.079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262708486814" table:style-name="ce83">
            <text:p>82,4%</text:p>
          </table:table-cell>
          <table:table-cell office:value-type="percentage" office:value="0.73373670547869352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96" table:style-name="ce82">
            <text:p>94.996</text:p>
          </table:table-cell>
          <table:table-cell office:value-type="percentage" office:value="0.9207136472535048" table:style-name="ce83">
            <text:p>92,1%</text:p>
          </table:table-cell>
          <table:table-cell office:value-type="float" office:value="156416" table:style-name="ce82">
            <text:p>156.416</text:p>
          </table:table-cell>
          <table:table-cell office:value-type="percentage" office:value="0.90279486041597312" table:style-name="ce83">
            <text:p>90,3%</text:p>
          </table:table-cell>
          <table:table-cell office:value-type="float" office:value="229786" table:style-name="ce82">
            <text:p>229.786</text:p>
          </table:table-cell>
          <table:table-cell office:value-type="percentage" office:value="0.87970623609798682" table:style-name="ce83">
            <text:p>88,0%</text:p>
          </table:table-cell>
          <table:table-cell office:value-type="float" office:value="326387" table:style-name="ce82">
            <text:p>326.387</text:p>
          </table:table-cell>
          <table:table-cell office:value-type="percentage" office:value="0.86559470764094515" table:style-name="ce83">
            <text:p>86,6%</text:p>
          </table:table-cell>
          <table:table-cell office:value-type="float" office:value="325665" table:style-name="ce82">
            <text:p>325.665</text:p>
          </table:table-cell>
          <table:table-cell office:value-type="percentage" office:value="0.83657349352581922" table:style-name="ce83">
            <text:p>83,7%</text:p>
          </table:table-cell>
          <table:table-cell office:value-type="float" office:value="240545" table:style-name="ce82">
            <text:p>240.545</text:p>
          </table:table-cell>
          <table:table-cell office:value-type="percentage" office:value="0.78541685373834891" table:style-name="ce83">
            <text:p>78,5%</text:p>
          </table:table-cell>
          <table:table-cell office:value-type="float" office:value="203056" table:style-name="ce82">
            <text:p>203.056</text:p>
          </table:table-cell>
          <table:table-cell office:value-type="percentage" office:value="0.79754269593165583" table:style-name="ce83">
            <text:p>79,8%</text:p>
          </table:table-cell>
          <table:table-cell office:value-type="float" office:value="174043" table:style-name="ce82">
            <text:p>174.043</text:p>
          </table:table-cell>
          <table:table-cell office:value-type="percentage" office:value="0.94934332995367821" table:style-name="ce83">
            <text:p>94,9%</text:p>
          </table:table-cell>
          <table:table-cell office:value-type="float" office:value="1750894" table:style-name="ce82">
            <text:p>1.750.894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484987942314983" table:style-name="ce83">
            <text:p>85,5%</text:p>
          </table:table-cell>
          <table:table-cell office:value-type="percentage" office:value="0.77740231381384284" table:style-name="ce83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0.98908467683605061" table:style-name="ce83">
            <text:p>98,9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5453345850745519" table:style-name="ce83">
            <text:p>95,5%</text:p>
          </table:table-cell>
          <table:table-cell office:value-type="float" office:value="85280" table:style-name="ce82">
            <text:p>85.280</text:p>
          </table:table-cell>
          <table:table-cell office:value-type="percentage" office:value="0.93192657728172645" table:style-name="ce83">
            <text:p>93,2%</text:p>
          </table:table-cell>
          <table:table-cell office:value-type="float" office:value="89620" table:style-name="ce82">
            <text:p>89.620</text:p>
          </table:table-cell>
          <table:table-cell office:value-type="percentage" office:value="0.92258105341159213" table:style-name="ce83">
            <text:p>92,3%</text:p>
          </table:table-cell>
          <table:table-cell office:value-type="float" office:value="57074" table:style-name="ce82">
            <text:p>57.074</text:p>
          </table:table-cell>
          <table:table-cell office:value-type="percentage" office:value="0.88537679450622531" table:style-name="ce83">
            <text:p>88,5%</text:p>
          </table:table-cell>
          <table:table-cell office:value-type="float" office:value="43674" table:style-name="ce82">
            <text:p>43.674</text:p>
          </table:table-cell>
          <table:table-cell office:value-type="percentage" office:value="0.85337154201888554" table:style-name="ce83">
            <text:p>85,3%</text:p>
          </table:table-cell>
          <table:table-cell office:value-type="float" office:value="43434" table:style-name="ce82">
            <text:p>43.434</text:p>
          </table:table-cell>
          <table:table-cell office:value-type="percentage" office:value="0.93862803374447823" table:style-name="ce83">
            <text:p>93,9%</text:p>
          </table:table-cell>
          <table:table-cell office:value-type="float" office:value="495259" table:style-name="ce82">
            <text:p>495.259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6379083556302" table:style-name="ce83">
            <text:p>93,5%</text:p>
          </table:table-cell>
          <table:table-cell office:value-type="percentage" office:value="0.84751229467158073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0" table:style-name="ce82">
            <text:p>230.140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8" table:style-name="ce82">
            <text:p>324.808</text:p>
          </table:table-cell>
          <table:table-cell office:value-type="percentage" office:value="0.96798567115567924" table:style-name="ce83">
            <text:p>96,8%</text:p>
          </table:table-cell>
          <table:table-cell office:value-type="float" office:value="358126" table:style-name="ce82">
            <text:p>358.126</text:p>
          </table:table-cell>
          <table:table-cell office:value-type="percentage" office:value="0.94138073272622924" table:style-name="ce83">
            <text:p>94,1%</text:p>
          </table:table-cell>
          <table:table-cell office:value-type="float" office:value="326599" table:style-name="ce82">
            <text:p>326.599</text:p>
          </table:table-cell>
          <table:table-cell office:value-type="percentage" office:value="0.92192046560468688" table:style-name="ce83">
            <text:p>92,2%</text:p>
          </table:table-cell>
          <table:table-cell office:value-type="float" office:value="219510" table:style-name="ce82">
            <text:p>219.510</text:p>
          </table:table-cell>
          <table:table-cell office:value-type="percentage" office:value="0.87845884098814675" table:style-name="ce83">
            <text:p>87,8%</text:p>
          </table:table-cell>
          <table:table-cell office:value-type="float" office:value="181739" table:style-name="ce82">
            <text:p>181.739</text:p>
          </table:table-cell>
          <table:table-cell office:value-type="percentage" office:value="0.86114945801248577" table:style-name="ce83">
            <text:p>86,1%</text:p>
          </table:table-cell>
          <table:table-cell office:value-type="float" office:value="156804" table:style-name="ce82">
            <text:p>156.804</text:p>
          </table:table-cell>
          <table:table-cell office:value-type="percentage" office:value="0.92666717819099909" table:style-name="ce83">
            <text:p>92,7%</text:p>
          </table:table-cell>
          <table:table-cell office:value-type="float" office:value="2050131" table:style-name="ce82">
            <text:p>2.050.131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3017862668075" table:style-name="ce83">
            <text:p>94,6%</text:p>
          </table:table-cell>
          <table:table-cell office:value-type="percentage" office:value="0.86260030875423932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18" table:style-name="ce82">
            <text:p>139.318</text:p>
          </table:table-cell>
          <table:table-cell office:value-type="percentage" office:value="1" table:style-name="ce83">
            <text:p>100,0%</text:p>
          </table:table-cell>
          <table:table-cell office:value-type="float" office:value="159889" table:style-name="ce82">
            <text:p>159.889</text:p>
          </table:table-cell>
          <table:table-cell office:value-type="percentage" office:value="0.99619603724179551" table:style-name="ce83">
            <text:p>99,6%</text:p>
          </table:table-cell>
          <table:table-cell office:value-type="float" office:value="226020" table:style-name="ce82">
            <text:p>226.020</text:p>
          </table:table-cell>
          <table:table-cell office:value-type="percentage" office:value="0.95044937006291386" table:style-name="ce83">
            <text:p>95,0%</text:p>
          </table:table-cell>
          <table:table-cell office:value-type="float" office:value="290977" table:style-name="ce82">
            <text:p>290.977</text:p>
          </table:table-cell>
          <table:table-cell office:value-type="percentage" office:value="0.92667529883498867" table:style-name="ce83">
            <text:p>92,7%</text:p>
          </table:table-cell>
          <table:table-cell office:value-type="float" office:value="293047" table:style-name="ce82">
            <text:p>293.047</text:p>
          </table:table-cell>
          <table:table-cell office:value-type="percentage" office:value="0.89089837834735419" table:style-name="ce83">
            <text:p>89,1%</text:p>
          </table:table-cell>
          <table:table-cell office:value-type="float" office:value="213417" table:style-name="ce82">
            <text:p>213.417</text:p>
          </table:table-cell>
          <table:table-cell office:value-type="percentage" office:value="0.85091854127422517" table:style-name="ce83">
            <text:p>85,1%</text:p>
          </table:table-cell>
          <table:table-cell office:value-type="float" office:value="181989" table:style-name="ce82">
            <text:p>181.989</text:p>
          </table:table-cell>
          <table:table-cell office:value-type="percentage" office:value="0.83393344981311601" table:style-name="ce83">
            <text:p>83,4%</text:p>
          </table:table-cell>
          <table:table-cell office:value-type="float" office:value="161144" table:style-name="ce82">
            <text:p>161.144</text:p>
          </table:table-cell>
          <table:table-cell office:value-type="percentage" office:value="0.89373517656297219" table:style-name="ce83">
            <text:p>89,4%</text:p>
          </table:table-cell>
          <table:table-cell office:value-type="float" office:value="1665801" table:style-name="ce82">
            <text:p>1.665.801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82642920382195" table:style-name="ce83">
            <text:p>91,4%</text:p>
          </table:table-cell>
          <table:table-cell office:value-type="percentage" office:value="0.81259359217559879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62" table:style-name="ce82">
            <text:p>461.462</text:p>
          </table:table-cell>
          <table:table-cell office:value-type="percentage" office:value="1" table:style-name="ce83">
            <text:p>100,0%</text:p>
          </table:table-cell>
          <table:table-cell office:value-type="float" office:value="622445" table:style-name="ce82">
            <text:p>622.445</text:p>
          </table:table-cell>
          <table:table-cell office:value-type="percentage" office:value="0.95848988908832999" table:style-name="ce83">
            <text:p>95,8%</text:p>
          </table:table-cell>
          <table:table-cell office:value-type="float" office:value="810671" table:style-name="ce82">
            <text:p>810.671</text:p>
          </table:table-cell>
          <table:table-cell office:value-type="percentage" office:value="0.93471309700141236" table:style-name="ce83">
            <text:p>93,5%</text:p>
          </table:table-cell>
          <table:table-cell office:value-type="float" office:value="1045997" table:style-name="ce82">
            <text:p>1.045.997</text:p>
          </table:table-cell>
          <table:table-cell office:value-type="percentage" office:value="0.93696172540979217" table:style-name="ce83">
            <text:p>93,7%</text:p>
          </table:table-cell>
          <table:table-cell office:value-type="float" office:value="1168603" table:style-name="ce82">
            <text:p>1.168.603</text:p>
          </table:table-cell>
          <table:table-cell office:value-type="percentage" office:value="0.92825807503146696" table:style-name="ce83">
            <text:p>92,8%</text:p>
          </table:table-cell>
          <table:table-cell office:value-type="float" office:value="836565" table:style-name="ce82">
            <text:p>836.565</text:p>
          </table:table-cell>
          <table:table-cell office:value-type="percentage" office:value="0.88427526644389831" table:style-name="ce83">
            <text:p>88,4%</text:p>
          </table:table-cell>
          <table:table-cell office:value-type="float" office:value="703700" table:style-name="ce82">
            <text:p>703.700</text:p>
          </table:table-cell>
          <table:table-cell office:value-type="percentage" office:value="0.84115416382759545" table:style-name="ce83">
            <text:p>84,1%</text:p>
          </table:table-cell>
          <table:table-cell office:value-type="float" office:value="612140" table:style-name="ce82">
            <text:p>612.140</text:p>
          </table:table-cell>
          <table:table-cell office:value-type="percentage" office:value="0.8970475949634471" table:style-name="ce83">
            <text:p>89,7%</text:p>
          </table:table-cell>
          <table:table-cell office:value-type="float" office:value="6261583" table:style-name="ce82">
            <text:p>6.261.583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2031675415661" table:style-name="ce83">
            <text:p>91,9%</text:p>
          </table:table-cell>
          <table:table-cell office:value-type="percentage" office:value="0.81539604982748859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6" table:style-name="ce82">
            <text:p>299.256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0" table:style-name="ce82">
            <text:p>438.030</text:p>
          </table:table-cell>
          <table:table-cell office:value-type="percentage" office:value="0.97355288143106467" table:style-name="ce83">
            <text:p>97,4%</text:p>
          </table:table-cell>
          <table:table-cell office:value-type="float" office:value="577075" table:style-name="ce82">
            <text:p>577.075</text:p>
          </table:table-cell>
          <table:table-cell office:value-type="percentage" office:value="0.94083306009724932" table:style-name="ce83">
            <text:p>94,1%</text:p>
          </table:table-cell>
          <table:table-cell office:value-type="float" office:value="724423" table:style-name="ce82">
            <text:p>724.423</text:p>
          </table:table-cell>
          <table:table-cell office:value-type="percentage" office:value="0.93271593542192499" table:style-name="ce83">
            <text:p>93,3%</text:p>
          </table:table-cell>
          <table:table-cell office:value-type="float" office:value="768795" table:style-name="ce82">
            <text:p>768.795</text:p>
          </table:table-cell>
          <table:table-cell office:value-type="percentage" office:value="0.92044671247180576" table:style-name="ce83">
            <text:p>92,0%</text:p>
          </table:table-cell>
          <table:table-cell office:value-type="float" office:value="532163" table:style-name="ce82">
            <text:p>532.163</text:p>
          </table:table-cell>
          <table:table-cell office:value-type="percentage" office:value="0.88435691392862603" table:style-name="ce83">
            <text:p>88,4%</text:p>
          </table:table-cell>
          <table:table-cell office:value-type="float" office:value="450408" table:style-name="ce82">
            <text:p>450.408</text:p>
          </table:table-cell>
          <table:table-cell office:value-type="percentage" office:value="0.86751121192861913" table:style-name="ce83">
            <text:p>86,8%</text:p>
          </table:table-cell>
          <table:table-cell office:value-type="float" office:value="408841" table:style-name="ce82">
            <text:p>408.841</text:p>
          </table:table-cell>
          <table:table-cell office:value-type="percentage" office:value="0.92926451447397795" table:style-name="ce83">
            <text:p>92,9%</text:p>
          </table:table-cell>
          <table:table-cell office:value-type="float" office:value="4198991" table:style-name="ce82">
            <text:p>4.198.991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2223860281759" table:style-name="ce83">
            <text:p>92,7%</text:p>
          </table:table-cell>
          <table:table-cell office:value-type="percentage" office:value="0.8277869813874752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3" table:style-name="ce82">
            <text:p>96.193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0.98665186467587396" table:style-name="ce83">
            <text:p>98,7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890171255901492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1" table:style-name="ce82">
            <text:p>95.841</text:p>
          </table:table-cell>
          <table:table-cell office:value-type="percentage" office:value="0.86489179812535688" table:style-name="ce83">
            <text:p>86,5%</text:p>
          </table:table-cell>
          <table:table-cell office:value-type="float" office:value="81520" table:style-name="ce82">
            <text:p>81.520</text:p>
          </table:table-cell>
          <table:table-cell office:value-type="percentage" office:value="0.95154999829386855" table:style-name="ce83">
            <text:p>95,2%</text:p>
          </table:table-cell>
          <table:table-cell office:value-type="float" office:value="910437" table:style-name="ce82">
            <text:p>910.437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558081564641" table:style-name="ce83">
            <text:p>96,0%</text:p>
          </table:table-cell>
          <table:table-cell office:value-type="percentage" office:value="0.86435228600560765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9" table:style-name="ce82">
            <text:p>243.199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8" table:style-name="ce82">
            <text:p>292.478</text:p>
          </table:table-cell>
          <table:table-cell office:value-type="percentage" office:value="0.99082362241999089" table:style-name="ce83">
            <text:p>99,1%</text:p>
          </table:table-cell>
          <table:table-cell office:value-type="float" office:value="348437" table:style-name="ce82">
            <text:p>348.437</text:p>
          </table:table-cell>
          <table:table-cell office:value-type="percentage" office:value="0.96725208280811947" table:style-name="ce83">
            <text:p>96,7%</text:p>
          </table:table-cell>
          <table:table-cell office:value-type="float" office:value="394085" table:style-name="ce82">
            <text:p>394.085</text:p>
          </table:table-cell>
          <table:table-cell office:value-type="percentage" office:value="0.95363286313802875" table:style-name="ce83">
            <text:p>95,4%</text:p>
          </table:table-cell>
          <table:table-cell office:value-type="float" office:value="412914" table:style-name="ce82">
            <text:p>412.914</text:p>
          </table:table-cell>
          <table:table-cell office:value-type="percentage" office:value="0.93892343719241256" table:style-name="ce83">
            <text:p>93,9%</text:p>
          </table:table-cell>
          <table:table-cell office:value-type="float" office:value="269424" table:style-name="ce82">
            <text:p>269.424</text:p>
          </table:table-cell>
          <table:table-cell office:value-type="percentage" office:value="0.90894787921701103" table:style-name="ce83">
            <text:p>90,9%</text:p>
          </table:table-cell>
          <table:table-cell office:value-type="float" office:value="205276" table:style-name="ce82">
            <text:p>205.276</text:p>
          </table:table-cell>
          <table:table-cell office:value-type="percentage" office:value="0.89411438344882999" table:style-name="ce83">
            <text:p>89,4%</text:p>
          </table:table-cell>
          <table:table-cell office:value-type="float" office:value="177439" table:style-name="ce82">
            <text:p>177.439</text:p>
          </table:table-cell>
          <table:table-cell office:value-type="percentage" office:value="0.95376058594206392" table:style-name="ce83">
            <text:p>95,4%</text:p>
          </table:table-cell>
          <table:table-cell office:value-type="float" office:value="2343252" table:style-name="ce82">
            <text:p>2.343.252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1815606158065" table:style-name="ce83">
            <text:p>95,3%</text:p>
          </table:table-cell>
          <table:table-cell office:value-type="percentage" office:value="0.87062611054465999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3" table:style-name="ce82">
            <text:p>46.003</text:p>
          </table:table-cell>
          <table:table-cell office:value-type="percentage" office:value="0.96382688055976351" table:style-name="ce83">
            <text:p>96,4%</text:p>
          </table:table-cell>
          <table:table-cell office:value-type="float" office:value="48574" table:style-name="ce82">
            <text:p>48.574</text:p>
          </table:table-cell>
          <table:table-cell office:value-type="percentage" office:value="0.94911557216228826" table:style-name="ce83">
            <text:p>94,9%</text:p>
          </table:table-cell>
          <table:table-cell office:value-type="float" office:value="32657" table:style-name="ce82">
            <text:p>32.657</text:p>
          </table:table-cell>
          <table:table-cell office:value-type="percentage" office:value="0.91143283961235411" table:style-name="ce83">
            <text:p>91,1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629251213892266" table:style-name="ce83">
            <text:p>85,6%</text:p>
          </table:table-cell>
          <table:table-cell office:value-type="float" office:value="25597" table:style-name="ce82">
            <text:p>25.597</text:p>
          </table:table-cell>
          <table:table-cell office:value-type="percentage" office:value="0.96642163432930983" table:style-name="ce83">
            <text:p>96,6%</text:p>
          </table:table-cell>
          <table:table-cell office:value-type="float" office:value="269616" table:style-name="ce82">
            <text:p>269.616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1566835467149" table:style-name="ce83">
            <text:p>95,6%</text:p>
          </table:table-cell>
          <table:table-cell office:value-type="percentage" office:value="0.85344303877666505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33" table:style-name="ce82">
            <text:p>375.633</text:p>
          </table:table-cell>
          <table:table-cell office:value-type="percentage" office:value="1" table:style-name="ce83">
            <text:p>100,0%</text:p>
          </table:table-cell>
          <table:table-cell office:value-type="float" office:value="513398" table:style-name="ce82">
            <text:p>513.398</text:p>
          </table:table-cell>
          <table:table-cell office:value-type="percentage" office:value="0.9511216933587423" table:style-name="ce83">
            <text:p>95,1%</text:p>
          </table:table-cell>
          <table:table-cell office:value-type="float" office:value="695297" table:style-name="ce82">
            <text:p>695.297</text:p>
          </table:table-cell>
          <table:table-cell office:value-type="percentage" office:value="0.94196702808516375" table:style-name="ce83">
            <text:p>94,2%</text:p>
          </table:table-cell>
          <table:table-cell office:value-type="float" office:value="952023" table:style-name="ce82">
            <text:p>952.023</text:p>
          </table:table-cell>
          <table:table-cell office:value-type="percentage" office:value="0.9417151221613721" table:style-name="ce83">
            <text:p>94,2%</text:p>
          </table:table-cell>
          <table:table-cell office:value-type="float" office:value="1055835" table:style-name="ce82">
            <text:p>1.055.835</text:p>
          </table:table-cell>
          <table:table-cell office:value-type="percentage" office:value="0.92328776312625827" table:style-name="ce83">
            <text:p>92,3%</text:p>
          </table:table-cell>
          <table:table-cell office:value-type="float" office:value="784757" table:style-name="ce82">
            <text:p>784.757</text:p>
          </table:table-cell>
          <table:table-cell office:value-type="percentage" office:value="0.89435950805081144" table:style-name="ce83">
            <text:p>89,4%</text:p>
          </table:table-cell>
          <table:table-cell office:value-type="float" office:value="642370" table:style-name="ce82">
            <text:p>642.370</text:p>
          </table:table-cell>
          <table:table-cell office:value-type="percentage" office:value="0.86641336605822361" table:style-name="ce83">
            <text:p>86,6%</text:p>
          </table:table-cell>
          <table:table-cell office:value-type="float" office:value="509925" table:style-name="ce82">
            <text:p>509.925</text:p>
          </table:table-cell>
          <table:table-cell office:value-type="percentage" office:value="0.87875535225424928" table:style-name="ce83">
            <text:p>87,9%</text:p>
          </table:table-cell>
          <table:table-cell office:value-type="float" office:value="5529238" table:style-name="ce82">
            <text:p>5.529.238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54133944718264" table:style-name="ce83">
            <text:p>92,1%</text:p>
          </table:table-cell>
          <table:table-cell office:value-type="percentage" office:value="0.81680209659451297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20" table:style-name="ce82">
            <text:p>72.920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0" table:style-name="ce82">
            <text:p>103.970</text:p>
          </table:table-cell>
          <table:table-cell office:value-type="percentage" office:value="0.9722334014789985" table:style-name="ce83">
            <text:p>97,2%</text:p>
          </table:table-cell>
          <table:table-cell office:value-type="float" office:value="149980" table:style-name="ce82">
            <text:p>149.980</text:p>
          </table:table-cell>
          <table:table-cell office:value-type="percentage" office:value="0.94432596209236852" table:style-name="ce83">
            <text:p>94,4%</text:p>
          </table:table-cell>
          <table:table-cell office:value-type="float" office:value="210177" table:style-name="ce82">
            <text:p>210.177</text:p>
          </table:table-cell>
          <table:table-cell office:value-type="percentage" office:value="0.94487364367535653" table:style-name="ce83">
            <text:p>94,5%</text:p>
          </table:table-cell>
          <table:table-cell office:value-type="float" office:value="237238" table:style-name="ce82">
            <text:p>237.238</text:p>
          </table:table-cell>
          <table:table-cell office:value-type="percentage" office:value="0.94093829777673876" table:style-name="ce83">
            <text:p>94,1%</text:p>
          </table:table-cell>
          <table:table-cell office:value-type="float" office:value="175389" table:style-name="ce82">
            <text:p>175.389</text:p>
          </table:table-cell>
          <table:table-cell office:value-type="percentage" office:value="0.8997966264190983" table:style-name="ce83">
            <text:p>90,0%</text:p>
          </table:table-cell>
          <table:table-cell office:value-type="float" office:value="150793" table:style-name="ce82">
            <text:p>150.793</text:p>
          </table:table-cell>
          <table:table-cell office:value-type="percentage" office:value="0.85540233693585277" table:style-name="ce83">
            <text:p>85,5%</text:p>
          </table:table-cell>
          <table:table-cell office:value-type="float" office:value="132836" table:style-name="ce82">
            <text:p>132.836</text:p>
          </table:table-cell>
          <table:table-cell office:value-type="percentage" office:value="0.90763869839786093" table:style-name="ce83">
            <text:p>90,8%</text:p>
          </table:table-cell>
          <table:table-cell office:value-type="float" office:value="1233303" table:style-name="ce82">
            <text:p>1.233.303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0068005817496" table:style-name="ce83">
            <text:p>92,8%</text:p>
          </table:table-cell>
          <table:table-cell office:value-type="percentage" office:value="0.81004264869613418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1" table:style-name="ce82">
            <text:p>56.021</text:p>
          </table:table-cell>
          <table:table-cell office:value-type="percentage" office:value="0.96737600967211501" table:style-name="ce83">
            <text:p>96,7%</text:p>
          </table:table-cell>
          <table:table-cell office:value-type="float" office:value="72669" table:style-name="ce82">
            <text:p>72.669</text:p>
          </table:table-cell>
          <table:table-cell office:value-type="percentage" office:value="0.93767342293763911" table:style-name="ce83">
            <text:p>93,8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3538959661144816" table:style-name="ce83">
            <text:p>93,5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2546722577511698" table:style-name="ce83">
            <text:p>92,5%</text:p>
          </table:table-cell>
          <table:table-cell office:value-type="float" office:value="66187" table:style-name="ce82">
            <text:p>66.187</text:p>
          </table:table-cell>
          <table:table-cell office:value-type="percentage" office:value="0.89019239795061" table:style-name="ce83">
            <text:p>89,0%</text:p>
          </table:table-cell>
          <table:table-cell office:value-type="float" office:value="60188" table:style-name="ce82">
            <text:p>60.188</text:p>
          </table:table-cell>
          <table:table-cell office:value-type="percentage" office:value="0.86207948776949417" table:style-name="ce83">
            <text:p>86,2%</text:p>
          </table:table-cell>
          <table:table-cell office:value-type="float" office:value="53423" table:style-name="ce82">
            <text:p>53.423</text:p>
          </table:table-cell>
          <table:table-cell office:value-type="percentage" office:value="0.91603510239756536" table:style-name="ce83">
            <text:p>91,6%</text:p>
          </table:table-cell>
          <table:table-cell office:value-type="float" office:value="540399" table:style-name="ce82">
            <text:p>540.399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2069747053267" table:style-name="ce83">
            <text:p>92,7%</text:p>
          </table:table-cell>
          <table:table-cell office:value-type="percentage" office:value="0.81983633256017452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7" table:style-name="ce82">
            <text:p>165.537</text:p>
          </table:table-cell>
          <table:table-cell office:value-type="percentage" office:value="1" table:style-name="ce83">
            <text:p>100,0%</text:p>
          </table:table-cell>
          <table:table-cell office:value-type="float" office:value="215450" table:style-name="ce82">
            <text:p>215.450</text:p>
          </table:table-cell>
          <table:table-cell office:value-type="percentage" office:value="0.97794129275339237" table:style-name="ce83">
            <text:p>97,8%</text:p>
          </table:table-cell>
          <table:table-cell office:value-type="float" office:value="281991" table:style-name="ce82">
            <text:p>281.991</text:p>
          </table:table-cell>
          <table:table-cell office:value-type="percentage" office:value="0.97549782382395256" table:style-name="ce83">
            <text:p>97,5%</text:p>
          </table:table-cell>
          <table:table-cell office:value-type="float" office:value="328551" table:style-name="ce82">
            <text:p>328.551</text:p>
          </table:table-cell>
          <table:table-cell office:value-type="percentage" office:value="0.96852869430373278" table:style-name="ce83">
            <text:p>96,9%</text:p>
          </table:table-cell>
          <table:table-cell office:value-type="float" office:value="327754" table:style-name="ce82">
            <text:p>327.754</text:p>
          </table:table-cell>
          <table:table-cell office:value-type="percentage" office:value="0.9621881716406131" table:style-name="ce83">
            <text:p>96,2%</text:p>
          </table:table-cell>
          <table:table-cell office:value-type="float" office:value="213418" table:style-name="ce82">
            <text:p>213.418</text:p>
          </table:table-cell>
          <table:table-cell office:value-type="percentage" office:value="0.93637761797213959" table:style-name="ce83">
            <text:p>93,6%</text:p>
          </table:table-cell>
          <table:table-cell office:value-type="float" office:value="177020" table:style-name="ce82">
            <text:p>177.020</text:p>
          </table:table-cell>
          <table:table-cell office:value-type="percentage" office:value="0.87950087346145445" table:style-name="ce83">
            <text:p>88,0%</text:p>
          </table:table-cell>
          <table:table-cell office:value-type="float" office:value="161337" table:style-name="ce82">
            <text:p>161.337</text:p>
          </table:table-cell>
          <table:table-cell office:value-type="percentage" office:value="0.91981753280430323" table:style-name="ce83">
            <text:p>92,0%</text:p>
          </table:table-cell>
          <table:table-cell office:value-type="float" office:value="1871058" table:style-name="ce82">
            <text:p>1.871.058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5245420942567" table:style-name="ce83">
            <text:p>95,8%</text:p>
          </table:table-cell>
          <table:table-cell office:value-type="percentage" office:value="0.85949874866153342" table:style-name="ce83">
            <text:p>85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8" table:style-name="ce82">
            <text:p>11.358</text:p>
          </table:table-cell>
          <table:table-cell office:value-type="percentage" office:value="0.93314530680512864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43" table:style-name="ce82">
            <text:p>9.943</text:p>
          </table:table-cell>
          <table:table-cell office:value-type="percentage" office:value="1.0605017897594242" table:style-name="ce83">
            <text:p>106,1%</text:p>
          </table:table-cell>
          <table:table-cell office:value-type="float" office:value="65716" table:style-name="ce82">
            <text:p>65.716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33494944822881" table:style-name="ce83">
            <text:p>92,8%</text:p>
          </table:table-cell>
          <table:table-cell office:value-type="percentage" office:value="0.79643664779033874" table:style-name="ce83">
            <text:p>79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5" table:style-name="ce82">
            <text:p>32.685</text:p>
          </table:table-cell>
          <table:table-cell office:value-type="string" table:style-name="ce83">
            <text:p>-</text:p>
          </table:table-cell>
          <table:table-cell office:value-type="float" office:value="25141" table:style-name="ce82">
            <text:p>25.141</text:p>
          </table:table-cell>
          <table:table-cell office:value-type="string" table:style-name="ce83">
            <text:p>-</text:p>
          </table:table-cell>
          <table:table-cell office:value-type="float" office:value="1239" table:style-name="ce82">
            <text:p>1.239</text:p>
          </table:table-cell>
          <table:table-cell office:value-type="string" table:style-name="ce83">
            <text:p>-</text:p>
          </table:table-cell>
          <table:table-cell office:value-type="float" office:value="95177" table:style-name="ce82">
            <text:p>95.177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30" table:style-name="ce85">
            <text:p>2.430</text:p>
          </table:table-cell>
          <table:table-cell office:value-type="string" table:style-name="ce86">
            <text:p>-</text:p>
          </table:table-cell>
          <table:table-cell office:value-type="float" office:value="2129" table:style-name="ce85">
            <text:p>2.129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7" table:style-name="ce85">
            <text:p>8.127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868" table:style-name="ce89">
            <text:p>2.952.868</text:p>
          </table:table-cell>
          <table:table-cell office:value-type="percentage" office:value="1" table:style-name="ce90">
            <text:p>100,0%</text:p>
          </table:table-cell>
          <table:table-cell office:value-type="float" office:value="3970732" table:style-name="ce89">
            <text:p>3.970.732</text:p>
          </table:table-cell>
          <table:table-cell office:value-type="percentage" office:value="0.97126371633522435" table:style-name="ce90">
            <text:p>97,1%</text:p>
          </table:table-cell>
          <table:table-cell office:value-type="float" office:value="5341083" table:style-name="ce89">
            <text:p>5.341.083</text:p>
          </table:table-cell>
          <table:table-cell office:value-type="percentage" office:value="0.94546390482677034" table:style-name="ce90">
            <text:p>94,5%</text:p>
          </table:table-cell>
          <table:table-cell office:value-type="float" office:value="6775895" table:style-name="ce89">
            <text:p>6.775.895</text:p>
          </table:table-cell>
          <table:table-cell office:value-type="percentage" office:value="0.93732761485109273" table:style-name="ce90">
            <text:p>93,7%</text:p>
          </table:table-cell>
          <table:table-cell office:value-type="float" office:value="7143502" table:style-name="ce89">
            <text:p>7.143.502</text:p>
          </table:table-cell>
          <table:table-cell office:value-type="percentage" office:value="0.92325943881371009" table:style-name="ce90">
            <text:p>92,3%</text:p>
          </table:table-cell>
          <table:table-cell office:value-type="float" office:value="5141864" table:style-name="ce89">
            <text:p>5.141.864</text:p>
          </table:table-cell>
          <table:table-cell office:value-type="percentage" office:value="0.88865787389620032" table:style-name="ce90">
            <text:p>88,9%</text:p>
          </table:table-cell>
          <table:table-cell office:value-type="float" office:value="4269395" table:style-name="ce89">
            <text:p>4.269.395</text:p>
          </table:table-cell>
          <table:table-cell office:value-type="percentage" office:value="0.86372120193023039" table:style-name="ce90">
            <text:p>86,4%</text:p>
          </table:table-cell>
          <table:table-cell office:value-type="float" office:value="3687401" table:style-name="ce89">
            <text:p>3.687.401</text:p>
          </table:table-cell>
          <table:table-cell office:value-type="percentage" office:value="0.91394931005332913" table:style-name="ce90">
            <text:p>91,4%</text:p>
          </table:table-cell>
          <table:table-cell office:value-type="float" office:value="39282740" table:style-name="ce89">
            <text:p>39.282.740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56073640440351" table:style-name="ce90">
            <text:p>92,8%</text:p>
          </table:table-cell>
          <table:table-cell office:value-type="percentage" office:value="0.82817508194076406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4467443176687982" table:style-name="ce93">
            <text:p>94,5%</text:p>
          </table:table-cell>
          <table:table-cell office:value-type="float" office:value="1222997" table:style-name="ce92">
            <text:p>1.222.997</text:p>
          </table:table-cell>
          <table:table-cell office:value-type="percentage" office:value="0.93665120134600544" table:style-name="ce93">
            <text:p>93,7%</text:p>
          </table:table-cell>
          <table:table-cell office:value-type="float" office:value="1268165" table:style-name="ce92">
            <text:p>1.268.165</text:p>
          </table:table-cell>
          <table:table-cell office:value-type="percentage" office:value="0.92088912708388904" table:style-name="ce93">
            <text:p>92,1%</text:p>
          </table:table-cell>
          <table:table-cell office:value-type="float" office:value="954113" table:style-name="ce92">
            <text:p>954.113</text:p>
          </table:table-cell>
          <table:table-cell office:value-type="percentage" office:value="0.88422466940906819" table:style-name="ce93">
            <text:p>88,4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936812348593006" table:style-name="ce93">
            <text:p>85,9%</text:p>
          </table:table-cell>
          <table:table-cell office:value-type="float" office:value="761021" table:style-name="ce92">
            <text:p>761.021</text:p>
          </table:table-cell>
          <table:table-cell office:value-type="percentage" office:value="0.97421997677125227" table:style-name="ce93">
            <text:p>97,4%</text:p>
          </table:table-cell>
          <table:table-cell office:value-type="float" office:value="7019428" table:style-name="ce92">
            <text:p>7.019.428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486042729323" table:style-name="ce93">
            <text:p>93,0%</text:p>
          </table:table-cell>
          <table:table-cell office:value-type="percentage" office:value="0.82396293410610066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7" table:style-name="ce94">
            <text:p>155.587</text:p>
          </table:table-cell>
          <table:table-cell office:value-type="percentage" office:value="0.94931299904162902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2" table:style-name="ce94">
            <text:p>191.302</text:p>
          </table:table-cell>
          <table:table-cell office:value-type="percentage" office:value="0.9255977379596978" table:style-name="ce95">
            <text:p>92,6%</text:p>
          </table:table-cell>
          <table:table-cell office:value-type="float" office:value="130318" table:style-name="ce94">
            <text:p>130.318</text:p>
          </table:table-cell>
          <table:table-cell office:value-type="percentage" office:value="0.8718218726514162" table:style-name="ce95">
            <text:p>87,2%</text:p>
          </table:table-cell>
          <table:table-cell office:value-type="float" office:value="108688" table:style-name="ce94">
            <text:p>108.688</text:p>
          </table:table-cell>
          <table:table-cell office:value-type="percentage" office:value="0.83375178375429526" table:style-name="ce95">
            <text:p>83,4%</text:p>
          </table:table-cell>
          <table:table-cell office:value-type="float" office:value="98458" table:style-name="ce94">
            <text:p>98.458</text:p>
          </table:table-cell>
          <table:table-cell office:value-type="percentage" office:value="0.9173527565663655" table:style-name="ce95">
            <text:p>91,7%</text:p>
          </table:table-cell>
          <table:table-cell office:value-type="float" office:value="1092742" table:style-name="ce94">
            <text:p>1.092.742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4494364306954" table:style-name="ce95">
            <text:p>92,9%</text:p>
          </table:table-cell>
          <table:table-cell office:value-type="percentage" office:value="0.83151405528920819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3" table:style-name="ce94">
            <text:p>88.643</text:p>
          </table:table-cell>
          <table:table-cell office:value-type="percentage" office:value="1" table:style-name="ce95">
            <text:p>100,0%</text:p>
          </table:table-cell>
          <table:table-cell office:value-type="float" office:value="114700" table:style-name="ce94">
            <text:p>114.700</text:p>
          </table:table-cell>
          <table:table-cell office:value-type="percentage" office:value="0.99753164901854463" table:style-name="ce95">
            <text:p>99,8%</text:p>
          </table:table-cell>
          <table:table-cell office:value-type="float" office:value="149556" table:style-name="ce94">
            <text:p>149.556</text:p>
          </table:table-cell>
          <table:table-cell office:value-type="percentage" office:value="0.97163454212122691" table:style-name="ce95">
            <text:p>97,2%</text:p>
          </table:table-cell>
          <table:table-cell office:value-type="float" office:value="155006" table:style-name="ce94">
            <text:p>155.006</text:p>
          </table:table-cell>
          <table:table-cell office:value-type="percentage" office:value="0.95542869125574714" table:style-name="ce95">
            <text:p>95,5%</text:p>
          </table:table-cell>
          <table:table-cell office:value-type="float" office:value="152427" table:style-name="ce94">
            <text:p>152.427</text:p>
          </table:table-cell>
          <table:table-cell office:value-type="percentage" office:value="0.933609967783258" table:style-name="ce95">
            <text:p>93,4%</text:p>
          </table:table-cell>
          <table:table-cell office:value-type="float" office:value="91985" table:style-name="ce94">
            <text:p>91.985</text:p>
          </table:table-cell>
          <table:table-cell office:value-type="percentage" office:value="0.89092665947317895" table:style-name="ce95">
            <text:p>89,1%</text:p>
          </table:table-cell>
          <table:table-cell office:value-type="float" office:value="67484" table:style-name="ce94">
            <text:p>67.484</text:p>
          </table:table-cell>
          <table:table-cell office:value-type="percentage" office:value="0.85860950599074704" table:style-name="ce95">
            <text:p>85,9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137648802857011" table:style-name="ce95">
            <text:p>101,4%</text:p>
          </table:table-cell>
          <table:table-cell office:value-type="float" office:value="887021" table:style-name="ce94">
            <text:p>887.021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925569471473" table:style-name="ce95">
            <text:p>95,7%</text:p>
          </table:table-cell>
          <table:table-cell office:value-type="percentage" office:value="0.88152550140804031" table:style-name="ce95">
            <text:p>88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3" table:style-name="ce94">
            <text:p>79.893</text:p>
          </table:table-cell>
          <table:table-cell office:value-type="percentage" office:value="0.88873247071826256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5" table:style-name="ce94">
            <text:p>173.035</text:p>
          </table:table-cell>
          <table:table-cell office:value-type="percentage" office:value="0.80106825950976979" table:style-name="ce95">
            <text:p>80,1%</text:p>
          </table:table-cell>
          <table:table-cell office:value-type="float" office:value="133819" table:style-name="ce94">
            <text:p>133.819</text:p>
          </table:table-cell>
          <table:table-cell office:value-type="percentage" office:value="0.74557473348109016" table:style-name="ce95">
            <text:p>74,6%</text:p>
          </table:table-cell>
          <table:table-cell office:value-type="float" office:value="103136" table:style-name="ce94">
            <text:p>103.136</text:p>
          </table:table-cell>
          <table:table-cell office:value-type="percentage" office:value="0.75839307321886595" table:style-name="ce95">
            <text:p>75,8%</text:p>
          </table:table-cell>
          <table:table-cell office:value-type="float" office:value="86059" table:style-name="ce94">
            <text:p>86.059</text:p>
          </table:table-cell>
          <table:table-cell office:value-type="percentage" office:value="0.85339887459537711" table:style-name="ce95">
            <text:p>85,3%</text:p>
          </table:table-cell>
          <table:table-cell office:value-type="float" office:value="892854" table:style-name="ce94">
            <text:p>892.854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7644882380376" table:style-name="ce95">
            <text:p>82,0%</text:p>
          </table:table-cell>
          <table:table-cell office:value-type="percentage" office:value="0.72946784462555458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37" table:style-name="ce94">
            <text:p>93.537</text:p>
          </table:table-cell>
          <table:table-cell office:value-type="percentage" office:value="0.90657282857331978" table:style-name="ce95">
            <text:p>90,7%</text:p>
          </table:table-cell>
          <table:table-cell office:value-type="float" office:value="152861" table:style-name="ce94">
            <text:p>152.861</text:p>
          </table:table-cell>
          <table:table-cell office:value-type="percentage" office:value="0.8822762707015015" table:style-name="ce95">
            <text:p>88,2%</text:p>
          </table:table-cell>
          <table:table-cell office:value-type="float" office:value="226594" table:style-name="ce94">
            <text:p>226.594</text:p>
          </table:table-cell>
          <table:table-cell office:value-type="percentage" office:value="0.86748607340041273" table:style-name="ce95">
            <text:p>86,7%</text:p>
          </table:table-cell>
          <table:table-cell office:value-type="float" office:value="325247" table:style-name="ce94">
            <text:p>325.247</text:p>
          </table:table-cell>
          <table:table-cell office:value-type="percentage" office:value="0.86257137041639065" table:style-name="ce95">
            <text:p>86,3%</text:p>
          </table:table-cell>
          <table:table-cell office:value-type="float" office:value="322893" table:style-name="ce94">
            <text:p>322.893</text:p>
          </table:table-cell>
          <table:table-cell office:value-type="percentage" office:value="0.82945273531092489" table:style-name="ce95">
            <text:p>82,9%</text:p>
          </table:table-cell>
          <table:table-cell office:value-type="float" office:value="234573" table:style-name="ce94">
            <text:p>234.573</text:p>
          </table:table-cell>
          <table:table-cell office:value-type="percentage" office:value="0.7659173444967291" table:style-name="ce95">
            <text:p>76,6%</text:p>
          </table:table-cell>
          <table:table-cell office:value-type="float" office:value="192871" table:style-name="ce94">
            <text:p>192.871</text:p>
          </table:table-cell>
          <table:table-cell office:value-type="percentage" office:value="0.75753908925141045" table:style-name="ce95">
            <text:p>75,8%</text:p>
          </table:table-cell>
          <table:table-cell office:value-type="float" office:value="171517" table:style-name="ce94">
            <text:p>171.517</text:p>
          </table:table-cell>
          <table:table-cell office:value-type="percentage" office:value="0.93556488869799437" table:style-name="ce95">
            <text:p>93,6%</text:p>
          </table:table-cell>
          <table:table-cell office:value-type="float" office:value="1720093" table:style-name="ce94">
            <text:p>1.720.093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81171541315702" table:style-name="ce95">
            <text:p>84,0%</text:p>
          </table:table-cell>
          <table:table-cell office:value-type="percentage" office:value="0.76372657520957543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5" table:style-name="ce94">
            <text:p>56.125</text:p>
          </table:table-cell>
          <table:table-cell office:value-type="percentage" office:value="0.98704463802961084" table:style-name="ce95">
            <text:p>98,7%</text:p>
          </table:table-cell>
          <table:table-cell office:value-type="float" office:value="77193" table:style-name="ce94">
            <text:p>77.193</text:p>
          </table:table-cell>
          <table:table-cell office:value-type="percentage" office:value="0.95291631657138776" table:style-name="ce95">
            <text:p>95,3%</text:p>
          </table:table-cell>
          <table:table-cell office:value-type="float" office:value="85155" table:style-name="ce94">
            <text:p>85.155</text:p>
          </table:table-cell>
          <table:table-cell office:value-type="percentage" office:value="0.93056059672168645" table:style-name="ce95">
            <text:p>93,1%</text:p>
          </table:table-cell>
          <table:table-cell office:value-type="float" office:value="89370" table:style-name="ce94">
            <text:p>89.370</text:p>
          </table:table-cell>
          <table:table-cell office:value-type="percentage" office:value="0.92000746198832839" table:style-name="ce95">
            <text:p>92,0%</text:p>
          </table:table-cell>
          <table:table-cell office:value-type="float" office:value="56837" table:style-name="ce94">
            <text:p>56.837</text:p>
          </table:table-cell>
          <table:table-cell office:value-type="percentage" office:value="0.88170026403178903" table:style-name="ce95">
            <text:p>88,2%</text:p>
          </table:table-cell>
          <table:table-cell office:value-type="float" office:value="43428" table:style-name="ce94">
            <text:p>43.428</text:p>
          </table:table-cell>
          <table:table-cell office:value-type="percentage" office:value="0.84856480576077675" table:style-name="ce95">
            <text:p>84,9%</text:p>
          </table:table-cell>
          <table:table-cell office:value-type="float" office:value="46274" table:style-name="ce94">
            <text:p>46.274</text:p>
          </table:table-cell>
          <table:table-cell office:value-type="percentage" office:value="1.000001695296127" table:style-name="ce95">
            <text:p>100,0%</text:p>
          </table:table-cell>
          <table:table-cell office:value-type="float" office:value="496683" table:style-name="ce94">
            <text:p>496.683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5205785978645" table:style-name="ce95">
            <text:p>93,8%</text:p>
          </table:table-cell>
          <table:table-cell office:value-type="percentage" office:value="0.84994911562306741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2" table:style-name="ce94">
            <text:p>228.682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4" table:style-name="ce94">
            <text:p>251.364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9" table:style-name="ce94">
            <text:p>325.079</text:p>
          </table:table-cell>
          <table:table-cell office:value-type="percentage" office:value="0.96879329940647108" table:style-name="ce95">
            <text:p>96,9%</text:p>
          </table:table-cell>
          <table:table-cell office:value-type="float" office:value="356925" table:style-name="ce94">
            <text:p>356.925</text:p>
          </table:table-cell>
          <table:table-cell office:value-type="percentage" office:value="0.93822374814537168" table:style-name="ce95">
            <text:p>93,8%</text:p>
          </table:table-cell>
          <table:table-cell office:value-type="float" office:value="325087" table:style-name="ce94">
            <text:p>325.087</text:p>
          </table:table-cell>
          <table:table-cell office:value-type="percentage" office:value="0.91765240678027449" table:style-name="ce95">
            <text:p>91,8%</text:p>
          </table:table-cell>
          <table:table-cell office:value-type="float" office:value="217274" table:style-name="ce94">
            <text:p>217.274</text:p>
          </table:table-cell>
          <table:table-cell office:value-type="percentage" office:value="0.86951057453810121" table:style-name="ce95">
            <text:p>87,0%</text:p>
          </table:table-cell>
          <table:table-cell office:value-type="float" office:value="186675" table:style-name="ce94">
            <text:p>186.675</text:p>
          </table:table-cell>
          <table:table-cell office:value-type="percentage" office:value="0.88453812926493924" table:style-name="ce95">
            <text:p>88,5%</text:p>
          </table:table-cell>
          <table:table-cell office:value-type="float" office:value="198228" table:style-name="ce94">
            <text:p>198.228</text:p>
          </table:table-cell>
          <table:table-cell office:value-type="percentage" office:value="1.1714712724066054" table:style-name="ce95">
            <text:p>117,1%</text:p>
          </table:table-cell>
          <table:table-cell office:value-type="float" office:value="2089314" table:style-name="ce94">
            <text:p>2.089.314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70347603505579" table:style-name="ce95">
            <text:p>96,4%</text:p>
          </table:table-cell>
          <table:table-cell office:value-type="percentage" office:value="0.87908670298851865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66" table:style-name="ce94">
            <text:p>137.266</text:p>
          </table:table-cell>
          <table:table-cell office:value-type="percentage" office:value="1" table:style-name="ce95">
            <text:p>100,0%</text:p>
          </table:table-cell>
          <table:table-cell office:value-type="float" office:value="158490" table:style-name="ce94">
            <text:p>158.490</text:p>
          </table:table-cell>
          <table:table-cell office:value-type="percentage" office:value="0.98747950104417548" table:style-name="ce95">
            <text:p>98,7%</text:p>
          </table:table-cell>
          <table:table-cell office:value-type="float" office:value="223393" table:style-name="ce94">
            <text:p>223.393</text:p>
          </table:table-cell>
          <table:table-cell office:value-type="percentage" office:value="0.93940242512372585" table:style-name="ce95">
            <text:p>93,9%</text:p>
          </table:table-cell>
          <table:table-cell office:value-type="float" office:value="287061" table:style-name="ce94">
            <text:p>287.061</text:p>
          </table:table-cell>
          <table:table-cell office:value-type="percentage" office:value="0.91420400223684584" table:style-name="ce95">
            <text:p>91,4%</text:p>
          </table:table-cell>
          <table:table-cell office:value-type="float" office:value="287470" table:style-name="ce94">
            <text:p>287.470</text:p>
          </table:table-cell>
          <table:table-cell office:value-type="percentage" office:value="0.87394362277557491" table:style-name="ce95">
            <text:p>87,4%</text:p>
          </table:table-cell>
          <table:table-cell office:value-type="float" office:value="207234" table:style-name="ce94">
            <text:p>207.234</text:p>
          </table:table-cell>
          <table:table-cell office:value-type="percentage" office:value="0.82626619708093907" table:style-name="ce95">
            <text:p>82,6%</text:p>
          </table:table-cell>
          <table:table-cell office:value-type="float" office:value="174985" table:style-name="ce94">
            <text:p>174.985</text:p>
          </table:table-cell>
          <table:table-cell office:value-type="percentage" office:value="0.80183881836566007" table:style-name="ce95">
            <text:p>80,2%</text:p>
          </table:table-cell>
          <table:table-cell office:value-type="float" office:value="168034" table:style-name="ce94">
            <text:p>168.034</text:p>
          </table:table-cell>
          <table:table-cell office:value-type="percentage" office:value="0.93194842289245927" table:style-name="ce95">
            <text:p>93,2%</text:p>
          </table:table-cell>
          <table:table-cell office:value-type="float" office:value="1643933" table:style-name="ce94">
            <text:p>1.643.933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83006447968672" table:style-name="ce95">
            <text:p>90,2%</text:p>
          </table:table-cell>
          <table:table-cell office:value-type="percentage" office:value="0.80192617351412843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0" table:style-name="ce94">
            <text:p>455.870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1" table:style-name="ce94">
            <text:p>618.661</text:p>
          </table:table-cell>
          <table:table-cell office:value-type="percentage" office:value="0.95266298753026424" table:style-name="ce95">
            <text:p>95,3%</text:p>
          </table:table-cell>
          <table:table-cell office:value-type="float" office:value="802624" table:style-name="ce94">
            <text:p>802.624</text:p>
          </table:table-cell>
          <table:table-cell office:value-type="percentage" office:value="0.92543481235625991" table:style-name="ce95">
            <text:p>92,5%</text:p>
          </table:table-cell>
          <table:table-cell office:value-type="float" office:value="1040427" table:style-name="ce94">
            <text:p>1.040.427</text:p>
          </table:table-cell>
          <table:table-cell office:value-type="percentage" office:value="0.93197234512425353" table:style-name="ce95">
            <text:p>93,2%</text:p>
          </table:table-cell>
          <table:table-cell office:value-type="float" office:value="1157114" table:style-name="ce94">
            <text:p>1.157.114</text:p>
          </table:table-cell>
          <table:table-cell office:value-type="percentage" office:value="0.91913200139992868" table:style-name="ce95">
            <text:p>91,9%</text:p>
          </table:table-cell>
          <table:table-cell office:value-type="float" office:value="820787" table:style-name="ce94">
            <text:p>820.787</text:p>
          </table:table-cell>
          <table:table-cell office:value-type="percentage" office:value="0.86759742891310054" table:style-name="ce95">
            <text:p>86,8%</text:p>
          </table:table-cell>
          <table:table-cell office:value-type="float" office:value="686001" table:style-name="ce94">
            <text:p>686.001</text:p>
          </table:table-cell>
          <table:table-cell office:value-type="percentage" office:value="0.81999800701988679" table:style-name="ce95">
            <text:p>82,0%</text:p>
          </table:table-cell>
          <table:table-cell office:value-type="float" office:value="613689" table:style-name="ce94">
            <text:p>613.689</text:p>
          </table:table-cell>
          <table:table-cell office:value-type="percentage" office:value="0.89931754419826004" table:style-name="ce95">
            <text:p>89,9%</text:p>
          </table:table-cell>
          <table:table-cell office:value-type="float" office:value="6195173" table:style-name="ce94">
            <text:p>6.195.173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47111735272035" table:style-name="ce95">
            <text:p>90,9%</text:p>
          </table:table-cell>
          <table:table-cell office:value-type="percentage" office:value="0.80674800480931286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1" table:style-name="ce94">
            <text:p>295.591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3" table:style-name="ce94">
            <text:p>435.753</text:p>
          </table:table-cell>
          <table:table-cell office:value-type="percentage" office:value="0.96849208671148257" table:style-name="ce95">
            <text:p>96,8%</text:p>
          </table:table-cell>
          <table:table-cell office:value-type="float" office:value="579772" table:style-name="ce94">
            <text:p>579.772</text:p>
          </table:table-cell>
          <table:table-cell office:value-type="percentage" office:value="0.94523010859715362" table:style-name="ce95">
            <text:p>94,5%</text:p>
          </table:table-cell>
          <table:table-cell office:value-type="float" office:value="733814" table:style-name="ce94">
            <text:p>733.814</text:p>
          </table:table-cell>
          <table:table-cell office:value-type="percentage" office:value="0.94480712433992908" table:style-name="ce95">
            <text:p>94,5%</text:p>
          </table:table-cell>
          <table:table-cell office:value-type="float" office:value="770051" table:style-name="ce94">
            <text:p>770.051</text:p>
          </table:table-cell>
          <table:table-cell office:value-type="percentage" office:value="0.92195046974242345" table:style-name="ce95">
            <text:p>92,2%</text:p>
          </table:table-cell>
          <table:table-cell office:value-type="float" office:value="530728" table:style-name="ce94">
            <text:p>530.728</text:p>
          </table:table-cell>
          <table:table-cell office:value-type="percentage" office:value="0.88197220816838418" table:style-name="ce95">
            <text:p>88,2%</text:p>
          </table:table-cell>
          <table:table-cell office:value-type="float" office:value="447425" table:style-name="ce94">
            <text:p>447.425</text:p>
          </table:table-cell>
          <table:table-cell office:value-type="percentage" office:value="0.8617657856813431" table:style-name="ce95">
            <text:p>86,2%</text:p>
          </table:table-cell>
          <table:table-cell office:value-type="float" office:value="430477" table:style-name="ce94">
            <text:p>430.477</text:p>
          </table:table-cell>
          <table:table-cell office:value-type="percentage" office:value="0.97844149778817335" table:style-name="ce95">
            <text:p>97,8%</text:p>
          </table:table-cell>
          <table:table-cell office:value-type="float" office:value="4223611" table:style-name="ce94">
            <text:p>4.223.611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5941946707785" table:style-name="ce95">
            <text:p>93,3%</text:p>
          </table:table-cell>
          <table:table-cell office:value-type="percentage" office:value="0.83264055584899688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7" table:style-name="ce94">
            <text:p>161.627</text:p>
          </table:table-cell>
          <table:table-cell office:value-type="percentage" office:value="0.96420082563664622" table:style-name="ce95">
            <text:p>96,4%</text:p>
          </table:table-cell>
          <table:table-cell office:value-type="float" office:value="146274" table:style-name="ce94">
            <text:p>146.274</text:p>
          </table:table-cell>
          <table:table-cell office:value-type="percentage" office:value="0.93967753489185402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8" table:style-name="ce94">
            <text:p>93.658</text:p>
          </table:table-cell>
          <table:table-cell office:value-type="percentage" office:value="0.84519189103645276" table:style-name="ce95">
            <text:p>84,5%</text:p>
          </table:table-cell>
          <table:table-cell office:value-type="float" office:value="86651" table:style-name="ce94">
            <text:p>86.651</text:p>
          </table:table-cell>
          <table:table-cell office:value-type="percentage" office:value="1.0114420866310354" table:style-name="ce95">
            <text:p>101,1%</text:p>
          </table:table-cell>
          <table:table-cell office:value-type="float" office:value="908029" table:style-name="ce94">
            <text:p>908.029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2631899016694" table:style-name="ce95">
            <text:p>95,8%</text:p>
          </table:table-cell>
          <table:table-cell office:value-type="percentage" office:value="0.86206617471542335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0" table:style-name="ce94">
            <text:p>241.840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4" table:style-name="ce94">
            <text:p>291.604</text:p>
          </table:table-cell>
          <table:table-cell office:value-type="percentage" office:value="0.98786278486641399" table:style-name="ce95">
            <text:p>98,8%</text:p>
          </table:table-cell>
          <table:table-cell office:value-type="float" office:value="348242" table:style-name="ce94">
            <text:p>348.242</text:p>
          </table:table-cell>
          <table:table-cell office:value-type="percentage" office:value="0.966710767861235" table:style-name="ce95">
            <text:p>96,7%</text:p>
          </table:table-cell>
          <table:table-cell office:value-type="float" office:value="393061" table:style-name="ce94">
            <text:p>393.061</text:p>
          </table:table-cell>
          <table:table-cell office:value-type="percentage" office:value="0.95115492043060945" table:style-name="ce95">
            <text:p>95,1%</text:p>
          </table:table-cell>
          <table:table-cell office:value-type="float" office:value="411490" table:style-name="ce94">
            <text:p>411.490</text:p>
          </table:table-cell>
          <table:table-cell office:value-type="percentage" office:value="0.9356854094806808" table:style-name="ce95">
            <text:p>93,6%</text:p>
          </table:table-cell>
          <table:table-cell office:value-type="float" office:value="267554" table:style-name="ce94">
            <text:p>267.554</text:p>
          </table:table-cell>
          <table:table-cell office:value-type="percentage" office:value="0.902639114837684" table:style-name="ce95">
            <text:p>90,3%</text:p>
          </table:table-cell>
          <table:table-cell office:value-type="float" office:value="202700" table:style-name="ce94">
            <text:p>202.700</text:p>
          </table:table-cell>
          <table:table-cell office:value-type="percentage" office:value="0.88289417917865631" table:style-name="ce95">
            <text:p>88,3%</text:p>
          </table:table-cell>
          <table:table-cell office:value-type="float" office:value="193234" table:style-name="ce94">
            <text:p>193.234</text:p>
          </table:table-cell>
          <table:table-cell office:value-type="percentage" office:value="1.038661021894447" table:style-name="ce95">
            <text:p>103,9%</text:p>
          </table:table-cell>
          <table:table-cell office:value-type="float" office:value="2349725" table:style-name="ce94">
            <text:p>2.349.725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5187865060937" table:style-name="ce95">
            <text:p>95,6%</text:p>
          </table:table-cell>
          <table:table-cell office:value-type="percentage" office:value="0.87303112836329644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1" table:style-name="ce94">
            <text:p>25.131</text:p>
          </table:table-cell>
          <table:table-cell office:value-type="percentage" office:value="1" table:style-name="ce95">
            <text:p>100,0%</text:p>
          </table:table-cell>
          <table:table-cell office:value-type="float" office:value="30723" table:style-name="ce94">
            <text:p>30.723</text:p>
          </table:table-cell>
          <table:table-cell office:value-type="percentage" office:value="1" table:style-name="ce95">
            <text:p>100,0%</text:p>
          </table:table-cell>
          <table:table-cell office:value-type="float" office:value="39734" table:style-name="ce94">
            <text:p>39.734</text:p>
          </table:table-cell>
          <table:table-cell office:value-type="percentage" office:value="1.0031972513710625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70" table:style-name="ce94">
            <text:p>48.670</text:p>
          </table:table-cell>
          <table:table-cell office:value-type="percentage" office:value="0.95099137186845983" table:style-name="ce95">
            <text:p>95,1%</text:p>
          </table:table-cell>
          <table:table-cell office:value-type="float" office:value="32495" table:style-name="ce94">
            <text:p>32.495</text:p>
          </table:table-cell>
          <table:table-cell office:value-type="percentage" office:value="0.90691153881873554" table:style-name="ce95">
            <text:p>90,7%</text:p>
          </table:table-cell>
          <table:table-cell office:value-type="float" office:value="25562" table:style-name="ce94">
            <text:p>25.562</text:p>
          </table:table-cell>
          <table:table-cell office:value-type="percentage" office:value="0.84440047817665076" table:style-name="ce95">
            <text:p>84,4%</text:p>
          </table:table-cell>
          <table:table-cell office:value-type="float" office:value="25756" table:style-name="ce94">
            <text:p>25.756</text:p>
          </table:table-cell>
          <table:table-cell office:value-type="percentage" office:value="0.97242472218563514" table:style-name="ce95">
            <text:p>97,2%</text:p>
          </table:table-cell>
          <table:table-cell office:value-type="float" office:value="274414" table:style-name="ce94">
            <text:p>274.414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17214170816357" table:style-name="ce95">
            <text:p>97,3%</text:p>
          </table:table-cell>
          <table:table-cell office:value-type="percentage" office:value="0.86863063780658334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579" table:style-name="ce94">
            <text:p>372.579</text:p>
          </table:table-cell>
          <table:table-cell office:value-type="percentage" office:value="0.99369974484784429" table:style-name="ce95">
            <text:p>99,4%</text:p>
          </table:table-cell>
          <table:table-cell office:value-type="float" office:value="511674" table:style-name="ce94">
            <text:p>511.674</text:p>
          </table:table-cell>
          <table:table-cell office:value-type="percentage" office:value="0.94792780908309171" table:style-name="ce95">
            <text:p>94,8%</text:p>
          </table:table-cell>
          <table:table-cell office:value-type="float" office:value="692071" table:style-name="ce94">
            <text:p>692.071</text:p>
          </table:table-cell>
          <table:table-cell office:value-type="percentage" office:value="0.93759654233216505" table:style-name="ce95">
            <text:p>93,8%</text:p>
          </table:table-cell>
          <table:table-cell office:value-type="float" office:value="963277" table:style-name="ce94">
            <text:p>963.277</text:p>
          </table:table-cell>
          <table:table-cell office:value-type="percentage" office:value="0.95284727126365643" table:style-name="ce95">
            <text:p>95,3%</text:p>
          </table:table-cell>
          <table:table-cell office:value-type="float" office:value="1054433" table:style-name="ce94">
            <text:p>1.054.433</text:p>
          </table:table-cell>
          <table:table-cell office:value-type="percentage" office:value="0.92206176716675414" table:style-name="ce95">
            <text:p>92,2%</text:p>
          </table:table-cell>
          <table:table-cell office:value-type="float" office:value="775719" table:style-name="ce94">
            <text:p>775.719</text:p>
          </table:table-cell>
          <table:table-cell office:value-type="percentage" office:value="0.88405922244168245" table:style-name="ce95">
            <text:p>88,4%</text:p>
          </table:table-cell>
          <table:table-cell office:value-type="float" office:value="631959" table:style-name="ce94">
            <text:p>631.959</text:p>
          </table:table-cell>
          <table:table-cell office:value-type="percentage" office:value="0.85237125706491423" table:style-name="ce95">
            <text:p>85,2%</text:p>
          </table:table-cell>
          <table:table-cell office:value-type="float" office:value="540224" table:style-name="ce94">
            <text:p>540.224</text:p>
          </table:table-cell>
          <table:table-cell office:value-type="percentage" office:value="0.93096971400931428" table:style-name="ce95">
            <text:p>93,1%</text:p>
          </table:table-cell>
          <table:table-cell office:value-type="float" office:value="5541936" table:style-name="ce94">
            <text:p>5.541.936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65538010311032" table:style-name="ce95">
            <text:p>92,3%</text:p>
          </table:table-cell>
          <table:table-cell office:value-type="percentage" office:value="0.81867789811048264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4" table:style-name="ce94">
            <text:p>75.974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5" table:style-name="ce94">
            <text:p>108.345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6" table:style-name="ce94">
            <text:p>154.056</text:p>
          </table:table-cell>
          <table:table-cell office:value-type="percentage" office:value="0.96998986808975818" table:style-name="ce95">
            <text:p>97,0%</text:p>
          </table:table-cell>
          <table:table-cell office:value-type="float" office:value="212096" table:style-name="ce94">
            <text:p>212.096</text:p>
          </table:table-cell>
          <table:table-cell office:value-type="percentage" office:value="0.95350071762832478" table:style-name="ce95">
            <text:p>95,4%</text:p>
          </table:table-cell>
          <table:table-cell office:value-type="float" office:value="236142" table:style-name="ce94">
            <text:p>236.142</text:p>
          </table:table-cell>
          <table:table-cell office:value-type="percentage" office:value="0.93659131974470633" table:style-name="ce95">
            <text:p>93,7%</text:p>
          </table:table-cell>
          <table:table-cell office:value-type="float" office:value="172206" table:style-name="ce94">
            <text:p>172.206</text:p>
          </table:table-cell>
          <table:table-cell office:value-type="percentage" office:value="0.88346690983543574" table:style-name="ce95">
            <text:p>88,3%</text:p>
          </table:table-cell>
          <table:table-cell office:value-type="float" office:value="145912" table:style-name="ce94">
            <text:p>145.912</text:p>
          </table:table-cell>
          <table:table-cell office:value-type="percentage" office:value="0.82771392430009449" table:style-name="ce95">
            <text:p>82,8%</text:p>
          </table:table-cell>
          <table:table-cell office:value-type="float" office:value="134209" table:style-name="ce94">
            <text:p>134.209</text:p>
          </table:table-cell>
          <table:table-cell office:value-type="percentage" office:value="0.91702010052454541" table:style-name="ce95">
            <text:p>91,7%</text:p>
          </table:table-cell>
          <table:table-cell office:value-type="float" office:value="1238940" table:style-name="ce94">
            <text:p>1.238.940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94087791181501" table:style-name="ce95">
            <text:p>93,2%</text:p>
          </table:table-cell>
          <table:table-cell office:value-type="percentage" office:value="0.81374507252117967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502" table:style-name="ce94">
            <text:p>72.502</text:p>
          </table:table-cell>
          <table:table-cell office:value-type="percentage" office:value="0.93551856375930187" table:style-name="ce95">
            <text:p>93,6%</text:p>
          </table:table-cell>
          <table:table-cell office:value-type="float" office:value="92861" table:style-name="ce94">
            <text:p>92.861</text:p>
          </table:table-cell>
          <table:table-cell office:value-type="percentage" office:value="0.93800580258456279" table:style-name="ce95">
            <text:p>93,8%</text:p>
          </table:table-cell>
          <table:table-cell office:value-type="float" office:value="96650" table:style-name="ce94">
            <text:p>96.650</text:p>
          </table:table-cell>
          <table:table-cell office:value-type="percentage" office:value="0.92488349175548856" table:style-name="ce95">
            <text:p>92,5%</text:p>
          </table:table-cell>
          <table:table-cell office:value-type="float" office:value="65843" table:style-name="ce94">
            <text:p>65.843</text:p>
          </table:table-cell>
          <table:table-cell office:value-type="percentage" office:value="0.88556571620200364" table:style-name="ce95">
            <text:p>88,6%</text:p>
          </table:table-cell>
          <table:table-cell office:value-type="float" office:value="59503" table:style-name="ce94">
            <text:p>59.503</text:p>
          </table:table-cell>
          <table:table-cell office:value-type="percentage" office:value="0.8522681557909918" table:style-name="ce95">
            <text:p>85,2%</text:p>
          </table:table-cell>
          <table:table-cell office:value-type="float" office:value="56202" table:style-name="ce94">
            <text:p>56.202</text:p>
          </table:table-cell>
          <table:table-cell office:value-type="percentage" office:value="0.96368614313962098" table:style-name="ce95">
            <text:p>96,4%</text:p>
          </table:table-cell>
          <table:table-cell office:value-type="float" office:value="541802" table:style-name="ce94">
            <text:p>541.802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2615813672785" table:style-name="ce95">
            <text:p>92,9%</text:p>
          </table:table-cell>
          <table:table-cell office:value-type="percentage" office:value="0.82196481609656513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39" table:style-name="ce94">
            <text:p>164.039</text:p>
          </table:table-cell>
          <table:table-cell office:value-type="percentage" office:value="1.026817249489312" table:style-name="ce95">
            <text:p>102,7%</text:p>
          </table:table-cell>
          <table:table-cell office:value-type="float" office:value="214960" table:style-name="ce94">
            <text:p>214.960</text:p>
          </table:table-cell>
          <table:table-cell office:value-type="percentage" office:value="0.97571715149811666" table:style-name="ce95">
            <text:p>97,6%</text:p>
          </table:table-cell>
          <table:table-cell office:value-type="float" office:value="278685" table:style-name="ce94">
            <text:p>278.685</text:p>
          </table:table-cell>
          <table:table-cell office:value-type="percentage" office:value="0.9640613034897505" table:style-name="ce95">
            <text:p>96,4%</text:p>
          </table:table-cell>
          <table:table-cell office:value-type="float" office:value="327516" table:style-name="ce94">
            <text:p>327.516</text:p>
          </table:table-cell>
          <table:table-cell office:value-type="percentage" office:value="0.96547763922064256" table:style-name="ce95">
            <text:p>96,5%</text:p>
          </table:table-cell>
          <table:table-cell office:value-type="float" office:value="325290" table:style-name="ce94">
            <text:p>325.290</text:p>
          </table:table-cell>
          <table:table-cell office:value-type="percentage" office:value="0.95495460117336484" table:style-name="ce95">
            <text:p>95,5%</text:p>
          </table:table-cell>
          <table:table-cell office:value-type="float" office:value="210089" table:style-name="ce94">
            <text:p>210.089</text:p>
          </table:table-cell>
          <table:table-cell office:value-type="percentage" office:value="0.92177153465100803" table:style-name="ce95">
            <text:p>92,2%</text:p>
          </table:table-cell>
          <table:table-cell office:value-type="float" office:value="173912" table:style-name="ce94">
            <text:p>173.912</text:p>
          </table:table-cell>
          <table:table-cell office:value-type="percentage" office:value="0.86405917921945807" table:style-name="ce95">
            <text:p>86,4%</text:p>
          </table:table-cell>
          <table:table-cell office:value-type="float" office:value="167431" table:style-name="ce94">
            <text:p>167.431</text:p>
          </table:table-cell>
          <table:table-cell office:value-type="percentage" office:value="0.95456075999279333" table:style-name="ce95">
            <text:p>95,5%</text:p>
          </table:table-cell>
          <table:table-cell office:value-type="float" office:value="1861922" table:style-name="ce94">
            <text:p>1.861.922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0759415509954" table:style-name="ce95">
            <text:p>95,3%</text:p>
          </table:table-cell>
          <table:table-cell office:value-type="percentage" office:value="0.85530198909140165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1" table:style-name="ce94">
            <text:p>7.661</text:p>
          </table:table-cell>
          <table:table-cell office:value-type="percentage" office:value="0.89446800307617458" table:style-name="ce95">
            <text:p>89,4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19" table:style-name="ce94">
            <text:p>11.219</text:p>
          </table:table-cell>
          <table:table-cell office:value-type="percentage" office:value="0.9217254091430479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496" table:style-name="ce94">
            <text:p>9.496</text:p>
          </table:table-cell>
          <table:table-cell office:value-type="percentage" office:value="1.0128256055069387" table:style-name="ce95">
            <text:p>101,3%</text:p>
          </table:table-cell>
          <table:table-cell office:value-type="float" office:value="63987" table:style-name="ce94">
            <text:p>63.987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391028684557517" table:style-name="ce95">
            <text:p>90,4%</text:p>
          </table:table-cell>
          <table:table-cell office:value-type="percentage" office:value="0.77548225366973644" table:style-name="ce95">
            <text:p>77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6" table:style-name="ce94">
            <text:p>9.846</text:p>
          </table:table-cell>
          <table:table-cell office:value-type="string" table:style-name="ce95">
            <text:p>-</text:p>
          </table:table-cell>
          <table:table-cell office:value-type="float" office:value="22740" table:style-name="ce94">
            <text:p>22.740</text:p>
          </table:table-cell>
          <table:table-cell office:value-type="string" table:style-name="ce95">
            <text:p>-</text:p>
          </table:table-cell>
          <table:table-cell office:value-type="float" office:value="32582" table:style-name="ce94">
            <text:p>32.582</text:p>
          </table:table-cell>
          <table:table-cell office:value-type="string" table:style-name="ce95">
            <text:p>-</text:p>
          </table:table-cell>
          <table:table-cell office:value-type="float" office:value="24600" table:style-name="ce94">
            <text:p>24.600</text:p>
          </table:table-cell>
          <table:table-cell office:value-type="string" table:style-name="ce95">
            <text:p>-</text:p>
          </table:table-cell>
          <table:table-cell office:value-type="float" office:value="1342" table:style-name="ce94">
            <text:p>1.342</text:p>
          </table:table-cell>
          <table:table-cell office:value-type="string" table:style-name="ce95">
            <text:p>-</text:p>
          </table:table-cell>
          <table:table-cell office:value-type="float" office:value="94854" table:style-name="ce94">
            <text:p>94.854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50" table:style-name="ce97">
            <text:p>2.450</text:p>
          </table:table-cell>
          <table:table-cell office:value-type="string" table:style-name="ce98">
            <text:p>-</text:p>
          </table:table-cell>
          <table:table-cell office:value-type="float" office:value="2141" table:style-name="ce97">
            <text:p>2.141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5" table:style-name="ce97">
            <text:p>8.145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895" table:style-name="ce99">
            <text:p>2.928.895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609" table:style-name="ce99">
            <text:p>3.956.609</text:p>
          </table:table-cell>
          <table:table-cell office:value-type="percentage" office:value="0.9678091499062127" table:style-name="ce100">
            <text:p>96,8%</text:p>
          </table:table-cell>
          <table:table-cell office:value-type="float" office:value="5323494" table:style-name="ce99">
            <text:p>5.323.494</text:p>
          </table:table-cell>
          <table:table-cell office:value-type="percentage" office:value="0.94235034815259067" table:style-name="ce100">
            <text:p>94,2%</text:p>
          </table:table-cell>
          <table:table-cell office:value-type="float" office:value="6776665" table:style-name="ce99">
            <text:p>6.776.665</text:p>
          </table:table-cell>
          <table:table-cell office:value-type="percentage" office:value="0.93743413100334061" table:style-name="ce100">
            <text:p>93,7%</text:p>
          </table:table-cell>
          <table:table-cell office:value-type="float" office:value="7102399" table:style-name="ce99">
            <text:p>7.102.399</text:p>
          </table:table-cell>
          <table:table-cell office:value-type="percentage" office:value="0.91794709583213618" table:style-name="ce100">
            <text:p>91,8%</text:p>
          </table:table-cell>
          <table:table-cell office:value-type="float" office:value="5068607" table:style-name="ce99">
            <text:p>5.068.607</text:p>
          </table:table-cell>
          <table:table-cell office:value-type="percentage" office:value="0.87599701591395607" table:style-name="ce100">
            <text:p>87,6%</text:p>
          </table:table-cell>
          <table:table-cell office:value-type="float" office:value="4184603" table:style-name="ce99">
            <text:p>4.184.603</text:p>
          </table:table-cell>
          <table:table-cell office:value-type="percentage" office:value="0.84656733161509956" table:style-name="ce100">
            <text:p>84,7%</text:p>
          </table:table-cell>
          <table:table-cell office:value-type="float" office:value="3864822" table:style-name="ce99">
            <text:p>3.864.822</text:p>
          </table:table-cell>
          <table:table-cell office:value-type="percentage" office:value="0.95792440268333379" table:style-name="ce100">
            <text:p>95,8%</text:p>
          </table:table-cell>
          <table:table-cell office:value-type="float" office:value="39206094" table:style-name="ce99">
            <text:p>39.206.094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75093850836954" table:style-name="ce100">
            <text:p>92,6%</text:p>
          </table:table-cell>
          <table:table-cell office:value-type="percentage" office:value="0.8265591990535105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09261" table:style-name="ce102">
            <text:p>309.261</text:p>
          </table:table-cell>
          <table:table-cell office:value-type="percentage" office:value="0.7355293086461141" table:style-name="ce103">
            <text:p>73,55%</text:p>
          </table:table-cell>
          <table:table-cell office:value-type="float" office:value="424358" table:style-name="ce102">
            <text:p>424.358</text:p>
          </table:table-cell>
          <table:table-cell office:value-type="percentage" office:value="0.63120603799790731" table:style-name="ce103">
            <text:p>63,12%</text:p>
          </table:table-cell>
          <table:table-cell office:value-type="float" office:value="407424" table:style-name="ce102">
            <text:p>407.424</text:p>
          </table:table-cell>
          <table:table-cell office:value-type="percentage" office:value="0.41200137841697282" table:style-name="ce103">
            <text:p>41,2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4452" table:style-name="ce104">
            <text:p>74.452</text:p>
          </table:table-cell>
          <table:table-cell office:value-type="percentage" office:value="0.76712203988019034" table:style-name="ce105">
            <text:p>76,71%</text:p>
          </table:table-cell>
          <table:table-cell office:value-type="float" office:value="81611" table:style-name="ce104">
            <text:p>81.611</text:p>
          </table:table-cell>
          <table:table-cell office:value-type="percentage" office:value="0.67403926605906928" table:style-name="ce105">
            <text:p>67,40%</text:p>
          </table:table-cell>
          <table:table-cell office:value-type="float" office:value="76958" table:style-name="ce104">
            <text:p>76.958</text:p>
          </table:table-cell>
          <table:table-cell office:value-type="percentage" office:value="0.46955870207823075" table:style-name="ce105">
            <text:p>46,9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1486" table:style-name="ce104">
            <text:p>71.486</text:p>
          </table:table-cell>
          <table:table-cell office:value-type="percentage" office:value="0.84710132849389408" table:style-name="ce105">
            <text:p>84,71%</text:p>
          </table:table-cell>
          <table:table-cell office:value-type="float" office:value="90284" table:style-name="ce104">
            <text:p>90.284</text:p>
          </table:table-cell>
          <table:table-cell office:value-type="percentage" office:value="0.78518873060148464" table:style-name="ce105">
            <text:p>78,52%</text:p>
          </table:table-cell>
          <table:table-cell office:value-type="float" office:value="100918" table:style-name="ce104">
            <text:p>100.918</text:p>
          </table:table-cell>
          <table:table-cell office:value-type="percentage" office:value="0.65564346948159868" table:style-name="ce105">
            <text:p>65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6863" table:style-name="ce104">
            <text:p>36.863</text:p>
          </table:table-cell>
          <table:table-cell office:value-type="percentage" office:value="0.6819492757580784" table:style-name="ce105">
            <text:p>68,19%</text:p>
          </table:table-cell>
          <table:table-cell office:value-type="float" office:value="48879" table:style-name="ce104">
            <text:p>48.879</text:p>
          </table:table-cell>
          <table:table-cell office:value-type="percentage" office:value="0.54373167156369084" table:style-name="ce105">
            <text:p>54,37%</text:p>
          </table:table-cell>
          <table:table-cell office:value-type="float" office:value="41247" table:style-name="ce104">
            <text:p>41.247</text:p>
          </table:table-cell>
          <table:table-cell office:value-type="percentage" office:value="0.31546421436703187" table:style-name="ce105">
            <text:p>31,5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2275" table:style-name="ce104">
            <text:p>52.275</text:p>
          </table:table-cell>
          <table:table-cell office:value-type="percentage" office:value="0.5066561319442604" table:style-name="ce105">
            <text:p>50,67%</text:p>
          </table:table-cell>
          <table:table-cell office:value-type="float" office:value="65087" table:style-name="ce104">
            <text:p>65.087</text:p>
          </table:table-cell>
          <table:table-cell office:value-type="percentage" office:value="0.37566623030824492" table:style-name="ce105">
            <text:p>37,57%</text:p>
          </table:table-cell>
          <table:table-cell office:value-type="float" office:value="65283" table:style-name="ce104">
            <text:p>65.283</text:p>
          </table:table-cell>
          <table:table-cell office:value-type="percentage" office:value="0.24992759441908938" table:style-name="ce105">
            <text:p>24,9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1740" table:style-name="ce104">
            <text:p>31.740</text:p>
          </table:table-cell>
          <table:table-cell office:value-type="percentage" office:value="0.76897755775406618" table:style-name="ce105">
            <text:p>76,90%</text:p>
          </table:table-cell>
          <table:table-cell office:value-type="float" office:value="37449" table:style-name="ce104">
            <text:p>37.449</text:p>
          </table:table-cell>
          <table:table-cell office:value-type="percentage" office:value="0.65859839019279998" table:style-name="ce105">
            <text:p>65,86%</text:p>
          </table:table-cell>
          <table:table-cell office:value-type="float" office:value="33507" table:style-name="ce104">
            <text:p>33.507</text:p>
          </table:table-cell>
          <table:table-cell office:value-type="percentage" office:value="0.41363034238023516" table:style-name="ce105">
            <text:p>41,3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3032" table:style-name="ce104">
            <text:p>183.032</text:p>
          </table:table-cell>
          <table:table-cell office:value-type="percentage" office:value="0.83953233997650978" table:style-name="ce105">
            <text:p>83,95%</text:p>
          </table:table-cell>
          <table:table-cell office:value-type="float" office:value="180804" table:style-name="ce104">
            <text:p>180.804</text:p>
          </table:table-cell>
          <table:table-cell office:value-type="percentage" office:value="0.72432774005840661" table:style-name="ce105">
            <text:p>72,43%</text:p>
          </table:table-cell>
          <table:table-cell office:value-type="float" office:value="172387" table:style-name="ce104">
            <text:p>172.387</text:p>
          </table:table-cell>
          <table:table-cell office:value-type="percentage" office:value="0.51374395302305997" table:style-name="ce105">
            <text:p>51,37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3153" table:style-name="ce104">
            <text:p>103.153</text:p>
          </table:table-cell>
          <table:table-cell office:value-type="percentage" office:value="0.77965461173676376" table:style-name="ce105">
            <text:p>77,97%</text:p>
          </table:table-cell>
          <table:table-cell office:value-type="float" office:value="108820" table:style-name="ce104">
            <text:p>108.820</text:p>
          </table:table-cell>
          <table:table-cell office:value-type="percentage" office:value="0.67800819801645007" table:style-name="ce105">
            <text:p>67,80%</text:p>
          </table:table-cell>
          <table:table-cell office:value-type="float" office:value="109779" table:style-name="ce104">
            <text:p>109.779</text:p>
          </table:table-cell>
          <table:table-cell office:value-type="percentage" office:value="0.46163782583902585" table:style-name="ce105">
            <text:p>46,1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5384" table:style-name="ce104">
            <text:p>335.384</text:p>
          </table:table-cell>
          <table:table-cell office:value-type="percentage" office:value="0.73739034401292447" table:style-name="ce105">
            <text:p>73,74%</text:p>
          </table:table-cell>
          <table:table-cell office:value-type="float" office:value="391409" table:style-name="ce104">
            <text:p>391.409</text:p>
          </table:table-cell>
          <table:table-cell office:value-type="percentage" office:value="0.60272243973069772" table:style-name="ce105">
            <text:p>60,27%</text:p>
          </table:table-cell>
          <table:table-cell office:value-type="float" office:value="357850" table:style-name="ce104">
            <text:p>357.850</text:p>
          </table:table-cell>
          <table:table-cell office:value-type="percentage" office:value="0.4126052143988812" table:style-name="ce105">
            <text:p>41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07536" table:style-name="ce104">
            <text:p>207.536</text:p>
          </table:table-cell>
          <table:table-cell office:value-type="percentage" office:value="0.71084885618891902" table:style-name="ce105">
            <text:p>71,08%</text:p>
          </table:table-cell>
          <table:table-cell office:value-type="float" office:value="299108" table:style-name="ce104">
            <text:p>299.108</text:p>
          </table:table-cell>
          <table:table-cell office:value-type="percentage" office:value="0.66478883925549137" table:style-name="ce105">
            <text:p>66,48%</text:p>
          </table:table-cell>
          <table:table-cell office:value-type="float" office:value="282008" table:style-name="ce104">
            <text:p>282.008</text:p>
          </table:table-cell>
          <table:table-cell office:value-type="percentage" office:value="0.45977117291843367" table:style-name="ce105">
            <text:p>45,9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3563" table:style-name="ce104">
            <text:p>53.563</text:p>
          </table:table-cell>
          <table:table-cell office:value-type="percentage" office:value="0.73308562700250191" table:style-name="ce105">
            <text:p>73,31%</text:p>
          </table:table-cell>
          <table:table-cell office:value-type="float" office:value="59102" table:style-name="ce104">
            <text:p>59.102</text:p>
          </table:table-cell>
          <table:table-cell office:value-type="percentage" office:value="0.6341304781110918" table:style-name="ce105">
            <text:p>63,41%</text:p>
          </table:table-cell>
          <table:table-cell office:value-type="float" office:value="64174" table:style-name="ce104">
            <text:p>64.174</text:p>
          </table:table-cell>
          <table:table-cell office:value-type="percentage" office:value="0.47419526357196007" table:style-name="ce105">
            <text:p>47,4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6170" table:style-name="ce104">
            <text:p>206.170</text:p>
          </table:table-cell>
          <table:table-cell office:value-type="percentage" office:value="0.86897302261282428" table:style-name="ce105">
            <text:p>86,90%</text:p>
          </table:table-cell>
          <table:table-cell office:value-type="float" office:value="243864" table:style-name="ce104">
            <text:p>243.864</text:p>
          </table:table-cell>
          <table:table-cell office:value-type="percentage" office:value="0.82613465579574752" table:style-name="ce105">
            <text:p>82,61%</text:p>
          </table:table-cell>
          <table:table-cell office:value-type="float" office:value="261998" table:style-name="ce104">
            <text:p>261.998</text:p>
          </table:table-cell>
          <table:table-cell office:value-type="percentage" office:value="0.72729965873762448" table:style-name="ce105">
            <text:p>72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347" table:style-name="ce104">
            <text:p>17.347</text:p>
          </table:table-cell>
          <table:table-cell office:value-type="percentage" office:value="0.78497046806431936" table:style-name="ce105">
            <text:p>78,50%</text:p>
          </table:table-cell>
          <table:table-cell office:value-type="float" office:value="21037" table:style-name="ce104">
            <text:p>21.037</text:p>
          </table:table-cell>
          <table:table-cell office:value-type="percentage" office:value="0.73106632355004575" table:style-name="ce105">
            <text:p>73,11%</text:p>
          </table:table-cell>
          <table:table-cell office:value-type="float" office:value="22431" table:style-name="ce104">
            <text:p>22.431</text:p>
          </table:table-cell>
          <table:table-cell office:value-type="percentage" office:value="0.56633406013752208" table:style-name="ce105">
            <text:p>56,6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72356" table:style-name="ce104">
            <text:p>272.356</text:p>
          </table:table-cell>
          <table:table-cell office:value-type="percentage" office:value="0.72639651646437264" table:style-name="ce105">
            <text:p>72,64%</text:p>
          </table:table-cell>
          <table:table-cell office:value-type="float" office:value="336916" table:style-name="ce104">
            <text:p>336.916</text:p>
          </table:table-cell>
          <table:table-cell office:value-type="percentage" office:value="0.62417094815261076" table:style-name="ce105">
            <text:p>62,42%</text:p>
          </table:table-cell>
          <table:table-cell office:value-type="float" office:value="309003" table:style-name="ce104">
            <text:p>309.003</text:p>
          </table:table-cell>
          <table:table-cell office:value-type="percentage" office:value="0.41862777716486604" table:style-name="ce105">
            <text:p>41,8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6714" table:style-name="ce104">
            <text:p>46.714</text:p>
          </table:table-cell>
          <table:table-cell office:value-type="percentage" office:value="0.65305219398431824" table:style-name="ce105">
            <text:p>65,31%</text:p>
          </table:table-cell>
          <table:table-cell office:value-type="float" office:value="62822" table:style-name="ce104">
            <text:p>62.822</text:p>
          </table:table-cell>
          <table:table-cell office:value-type="percentage" office:value="0.58745452291731881" table:style-name="ce105">
            <text:p>58,75%</text:p>
          </table:table-cell>
          <table:table-cell office:value-type="float" office:value="64566" table:style-name="ce104">
            <text:p>64.566</text:p>
          </table:table-cell>
          <table:table-cell office:value-type="percentage" office:value="0.40652987110585326" table:style-name="ce105">
            <text:p>40,6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797" table:style-name="ce104">
            <text:p>35.797</text:p>
          </table:table-cell>
          <table:table-cell office:value-type="percentage" office:value="0.85515234504877802" table:style-name="ce105">
            <text:p>85,52%</text:p>
          </table:table-cell>
          <table:table-cell office:value-type="float" office:value="42565" table:style-name="ce104">
            <text:p>42.565</text:p>
          </table:table-cell>
          <table:table-cell office:value-type="percentage" office:value="0.73501650901793214" table:style-name="ce105">
            <text:p>73,50%</text:p>
          </table:table-cell>
          <table:table-cell office:value-type="float" office:value="42877" table:style-name="ce104">
            <text:p>42.877</text:p>
          </table:table-cell>
          <table:table-cell office:value-type="percentage" office:value="0.55325686820098186" table:style-name="ce105">
            <text:p>55,3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5453" table:style-name="ce104">
            <text:p>125.453</text:p>
          </table:table-cell>
          <table:table-cell office:value-type="percentage" office:value="0.78528462377960506" table:style-name="ce105">
            <text:p>78,53%</text:p>
          </table:table-cell>
          <table:table-cell office:value-type="float" office:value="147710" table:style-name="ce104">
            <text:p>147.710</text:p>
          </table:table-cell>
          <table:table-cell office:value-type="percentage" office:value="0.67046511187098445" table:style-name="ce105">
            <text:p>67,05%</text:p>
          </table:table-cell>
          <table:table-cell office:value-type="float" office:value="123748" table:style-name="ce104">
            <text:p>123.748</text:p>
          </table:table-cell>
          <table:table-cell office:value-type="percentage" office:value="0.42808424631483444" table:style-name="ce105">
            <text:p>42,8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78" table:style-name="ce106">
            <text:p>878</text:p>
          </table:table-cell>
          <table:table-cell office:value-type="percentage" office:value="0.31091395560636614" table:style-name="ce105">
            <text:p>31,09%</text:p>
          </table:table-cell>
          <table:table-cell office:value-type="float" office:value="1017" table:style-name="ce106">
            <text:p>1017</text:p>
          </table:table-cell>
          <table:table-cell office:value-type="percentage" office:value="0.23143620291301306" table:style-name="ce105">
            <text:p>23,14%</text:p>
          </table:table-cell>
          <table:table-cell office:value-type="float" office:value="1262" table:style-name="ce106">
            <text:p>1262</text:p>
          </table:table-cell>
          <table:table-cell office:value-type="percentage" office:value="0.14734611929018826" table:style-name="ce105">
            <text:p>14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95" table:style-name="ce106">
            <text:p>895</text:p>
          </table:table-cell>
          <table:table-cell office:value-type="percentage" office:value="0.36673795303973206" table:style-name="ce105">
            <text:p>36,67%</text:p>
          </table:table-cell>
          <table:table-cell office:value-type="float" office:value="1077" table:style-name="ce106">
            <text:p>1077</text:p>
          </table:table-cell>
          <table:table-cell office:value-type="percentage" office:value="0.27667732184600879" table:style-name="ce105">
            <text:p>27,67%</text:p>
          </table:table-cell>
          <table:table-cell office:value-type="float" office:value="1575" table:style-name="ce104">
            <text:p>1.575</text:p>
          </table:table-cell>
          <table:table-cell office:value-type="percentage" office:value="0.19173403024622249" table:style-name="ce105">
            <text:p>19,1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87" table:style-name="ce106">
            <text:p>87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01" table:style-name="ce108">
            <text:p>101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64357" table:style-name="ce111">
            <text:p>2.164.357</text:p>
          </table:table-cell>
          <table:table-cell office:value-type="percentage" office:value="0.75065594593328155" table:style-name="ce112">
            <text:p>75,07%</text:p>
          </table:table-cell>
          <table:table-cell office:value-type="float" office:value="2643938" table:style-name="ce111">
            <text:p>2.643.938</text:p>
          </table:table-cell>
          <table:table-cell office:value-type="percentage" office:value="0.64672232919268291" table:style-name="ce112">
            <text:p>64,67%</text:p>
          </table:table-cell>
          <table:table-cell office:value-type="float" office:value="2539183" table:style-name="ce111">
            <text:p>2.539.183</text:p>
          </table:table-cell>
          <table:table-cell office:value-type="percentage" office:value="0.44947923000817497" table:style-name="ce112">
            <text:p>44,95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596" table:style-name="ce116">
            <text:p>1.010.596</text:p>
          </table:table-cell>
          <table:table-cell office:value-type="percentage" office:value="0.93226177231911411" table:style-name="ce117">
            <text:p>93,2%</text:p>
          </table:table-cell>
          <table:table-cell office:value-type="float" office:value="888220" table:style-name="ce116">
            <text:p>888.220</text:p>
          </table:table-cell>
          <table:table-cell office:value-type="percentage" office:value="0.95080279047163341" table:style-name="ce117">
            <text:p>95,1%</text:p>
          </table:table-cell>
          <table:table-cell office:value-type="float" office:value="912090" table:style-name="ce116">
            <text:p>912.090</text:p>
          </table:table-cell>
          <table:table-cell office:value-type="percentage" office:value="0.74578269611454484" table:style-name="ce117">
            <text:p>74,6%</text:p>
          </table:table-cell>
          <table:table-cell office:value-type="float" office:value="745399" table:style-name="ce116">
            <text:p>745.399</text:p>
          </table:table-cell>
          <table:table-cell office:value-type="percentage" office:value="0.58777761568881026" table:style-name="ce117">
            <text:p>58,8%</text:p>
          </table:table-cell>
          <table:table-cell office:value-type="float" office:value="422319" table:style-name="ce116">
            <text:p>422.319</text:p>
          </table:table-cell>
          <table:table-cell office:value-type="percentage" office:value="0.44262996102138846" table:style-name="ce117">
            <text:p>44,3%</text:p>
          </table:table-cell>
          <table:table-cell office:value-type="float" office:value="303644" table:style-name="ce116">
            <text:p>303.644</text:p>
          </table:table-cell>
          <table:table-cell office:value-type="percentage" office:value="0.38197721300194859" table:style-name="ce117">
            <text:p>38,2%</text:p>
          </table:table-cell>
          <table:table-cell office:value-type="float" office:value="39597" table:style-name="ce116">
            <text:p>39.597</text:p>
          </table:table-cell>
          <table:table-cell office:value-type="percentage" office:value="0.23664724338861498" table:style-name="ce117">
            <text:p>2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234" table:style-name="ce119">
            <text:p>205.234</text:p>
          </table:table-cell>
          <table:table-cell office:value-type="percentage" office:value="0.93360323886639673" table:style-name="ce83">
            <text:p>93,4%</text:p>
          </table:table-cell>
          <table:table-cell office:value-type="float" office:value="148387" table:style-name="ce119">
            <text:p>148.387</text:p>
          </table:table-cell>
          <table:table-cell office:value-type="percentage" office:value="0.95372364014988398" table:style-name="ce83">
            <text:p>95,4%</text:p>
          </table:table-cell>
          <table:table-cell office:value-type="float" office:value="148052" table:style-name="ce119">
            <text:p>148.052</text:p>
          </table:table-cell>
          <table:table-cell office:value-type="percentage" office:value="0.78517599266012228" table:style-name="ce83">
            <text:p>78,5%</text:p>
          </table:table-cell>
          <table:table-cell office:value-type="float" office:value="119643" table:style-name="ce119">
            <text:p>119.643</text:p>
          </table:table-cell>
          <table:table-cell office:value-type="percentage" office:value="0.6254142664478155" table:style-name="ce83">
            <text:p>62,5%</text:p>
          </table:table-cell>
          <table:table-cell office:value-type="float" office:value="63164" table:style-name="ce119">
            <text:p>63.164</text:p>
          </table:table-cell>
          <table:table-cell office:value-type="percentage" office:value="0.48469129360487423" table:style-name="ce83">
            <text:p>48,5%</text:p>
          </table:table-cell>
          <table:table-cell office:value-type="float" office:value="48192" table:style-name="ce119">
            <text:p>48.192</text:p>
          </table:table-cell>
          <table:table-cell office:value-type="percentage" office:value="0.44339761519210952" table:style-name="ce83">
            <text:p>44,3%</text:p>
          </table:table-cell>
          <table:table-cell office:value-type="float" office:value="10962" table:style-name="ce116">
            <text:p>10.962</text:p>
          </table:table-cell>
          <table:table-cell office:value-type="percentage" office:value="0.4844226435105396" table:style-name="ce117">
            <text:p>48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62" table:style-name="ce119">
            <text:p>193.662</text:p>
          </table:table-cell>
          <table:table-cell office:value-type="percentage" office:value="0.95239078797893217" table:style-name="ce83">
            <text:p>95,2%</text:p>
          </table:table-cell>
          <table:table-cell office:value-type="float" office:value="144793" table:style-name="ce119">
            <text:p>144.793</text:p>
          </table:table-cell>
          <table:table-cell office:value-type="percentage" office:value="0.96815239776404827" table:style-name="ce83">
            <text:p>96,8%</text:p>
          </table:table-cell>
          <table:table-cell office:value-type="float" office:value="146978" table:style-name="ce119">
            <text:p>146.978</text:p>
          </table:table-cell>
          <table:table-cell office:value-type="percentage" office:value="0.94820845644684726" table:style-name="ce83">
            <text:p>94,8%</text:p>
          </table:table-cell>
          <table:table-cell office:value-type="float" office:value="129919" table:style-name="ce119">
            <text:p>129.919</text:p>
          </table:table-cell>
          <table:table-cell office:value-type="percentage" office:value="0.85233587225360341" table:style-name="ce83">
            <text:p>85,2%</text:p>
          </table:table-cell>
          <table:table-cell office:value-type="float" office:value="64569" table:style-name="ce119">
            <text:p>64.569</text:p>
          </table:table-cell>
          <table:table-cell office:value-type="percentage" office:value="0.70195140512040011" table:style-name="ce83">
            <text:p>70,2%</text:p>
          </table:table-cell>
          <table:table-cell office:value-type="float" office:value="45908" table:style-name="ce119">
            <text:p>45.908</text:p>
          </table:table-cell>
          <table:table-cell office:value-type="percentage" office:value="0.68027977001956019" table:style-name="ce83">
            <text:p>68,0%</text:p>
          </table:table-cell>
          <table:table-cell office:value-type="float" office:value="10686" table:style-name="ce116">
            <text:p>10.686</text:p>
          </table:table-cell>
          <table:table-cell office:value-type="percentage" office:value="0.74218641477983049" table:style-name="ce117">
            <text:p>74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79" table:style-name="ce119">
            <text:p>122.079</text:p>
          </table:table-cell>
          <table:table-cell office:value-type="percentage" office:value="0.92943881474262835" table:style-name="ce83">
            <text:p>92,9%</text:p>
          </table:table-cell>
          <table:table-cell office:value-type="float" office:value="101107" table:style-name="ce119">
            <text:p>101.107</text:p>
          </table:table-cell>
          <table:table-cell office:value-type="percentage" office:value="0.90091510955474174" table:style-name="ce83">
            <text:p>90,1%</text:p>
          </table:table-cell>
          <table:table-cell office:value-type="float" office:value="113806" table:style-name="ce119">
            <text:p>113.806</text:p>
          </table:table-cell>
          <table:table-cell office:value-type="percentage" office:value="0.74270872082019956" table:style-name="ce83">
            <text:p>74,3%</text:p>
          </table:table-cell>
          <table:table-cell office:value-type="float" office:value="89835" table:style-name="ce119">
            <text:p>89.835</text:p>
          </table:table-cell>
          <table:table-cell office:value-type="percentage" office:value="0.51917242176438294" table:style-name="ce83">
            <text:p>51,9%</text:p>
          </table:table-cell>
          <table:table-cell office:value-type="float" office:value="43936" table:style-name="ce119">
            <text:p>43.936</text:p>
          </table:table-cell>
          <table:table-cell office:value-type="percentage" office:value="0.32832407954027454" table:style-name="ce83">
            <text:p>32,8%</text:p>
          </table:table-cell>
          <table:table-cell office:value-type="float" office:value="30340" table:style-name="ce119">
            <text:p>30.340</text:p>
          </table:table-cell>
          <table:table-cell office:value-type="percentage" office:value="0.29417468197331681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510" table:style-name="ce119">
            <text:p>227.510</text:p>
          </table:table-cell>
          <table:table-cell office:value-type="percentage" office:value="0.92334353363257815" table:style-name="ce83">
            <text:p>92,3%</text:p>
          </table:table-cell>
          <table:table-cell office:value-type="float" office:value="203191" table:style-name="ce119">
            <text:p>203.191</text:p>
          </table:table-cell>
          <table:table-cell office:value-type="percentage" office:value="0.89671835970943625" table:style-name="ce83">
            <text:p>89,7%</text:p>
          </table:table-cell>
          <table:table-cell office:value-type="float" office:value="250831" table:style-name="ce119">
            <text:p>250.831</text:p>
          </table:table-cell>
          <table:table-cell office:value-type="percentage" office:value="0.77120157910757059" table:style-name="ce83">
            <text:p>77,1%</text:p>
          </table:table-cell>
          <table:table-cell office:value-type="float" office:value="197990" table:style-name="ce119">
            <text:p>197.990</text:p>
          </table:table-cell>
          <table:table-cell office:value-type="percentage" office:value="0.61317526239342446" table:style-name="ce83">
            <text:p>61,3%</text:p>
          </table:table-cell>
          <table:table-cell office:value-type="float" office:value="93366" table:style-name="ce119">
            <text:p>93.366</text:p>
          </table:table-cell>
          <table:table-cell office:value-type="percentage" office:value="0.39802534818585261" table:style-name="ce83">
            <text:p>39,8%</text:p>
          </table:table-cell>
          <table:table-cell office:value-type="float" office:value="57014" table:style-name="ce119">
            <text:p>57.014</text:p>
          </table:table-cell>
          <table:table-cell office:value-type="percentage" office:value="0.29560690824437058" table:style-name="ce83">
            <text:p>29,6%</text:p>
          </table:table-cell>
          <table:table-cell office:value-type="float" office:value="7097" table:style-name="ce116">
            <text:p>7.097</text:p>
          </table:table-cell>
          <table:table-cell office:value-type="percentage" office:value="0.17240374104214745" table:style-name="ce117">
            <text:p>1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63" table:style-name="ce119">
            <text:p>93.063</text:p>
          </table:table-cell>
          <table:table-cell office:value-type="percentage" office:value="0.94551236461910471" table:style-name="ce83">
            <text:p>94,6%</text:p>
          </table:table-cell>
          <table:table-cell office:value-type="float" office:value="77027" table:style-name="ce119">
            <text:p>77.027</text:p>
          </table:table-cell>
          <table:table-cell office:value-type="percentage" office:value="0.99784954594328501" table:style-name="ce83">
            <text:p>99,8%</text:p>
          </table:table-cell>
          <table:table-cell office:value-type="float" office:value="74340" table:style-name="ce119">
            <text:p>74.340</text:p>
          </table:table-cell>
          <table:table-cell office:value-type="percentage" office:value="0.87299630086313196" table:style-name="ce83">
            <text:p>87,3%</text:p>
          </table:table-cell>
          <table:table-cell office:value-type="float" office:value="64733" table:style-name="ce119">
            <text:p>64.733</text:p>
          </table:table-cell>
          <table:table-cell office:value-type="percentage" office:value="0.72432583641042858" table:style-name="ce83">
            <text:p>72,4%</text:p>
          </table:table-cell>
          <table:table-cell office:value-type="float" office:value="33122" table:style-name="ce119">
            <text:p>33.122</text:p>
          </table:table-cell>
          <table:table-cell office:value-type="percentage" office:value="0.58275419181167198" table:style-name="ce83">
            <text:p>58,3%</text:p>
          </table:table-cell>
          <table:table-cell office:value-type="float" office:value="21905" table:style-name="ce119">
            <text:p>21.905</text:p>
          </table:table-cell>
          <table:table-cell office:value-type="percentage" office:value="0.50439808418531817" table:style-name="ce83">
            <text:p>50,4%</text:p>
          </table:table-cell>
          <table:table-cell office:value-type="float" office:value="3190" table:style-name="ce116">
            <text:p>3.190</text:p>
          </table:table-cell>
          <table:table-cell office:value-type="percentage" office:value="0.32063523972258517" table:style-name="ce117">
            <text:p>32,1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887" table:style-name="ce119">
            <text:p>452.887</text:p>
          </table:table-cell>
          <table:table-cell office:value-type="percentage" office:value="0.94342417185019767" table:style-name="ce83">
            <text:p>94,3%</text:p>
          </table:table-cell>
          <table:table-cell office:value-type="float" office:value="312627" table:style-name="ce119">
            <text:p>312.627</text:p>
          </table:table-cell>
          <table:table-cell office:value-type="percentage" office:value="0.96169546479471146" table:style-name="ce83">
            <text:p>96,2%</text:p>
          </table:table-cell>
          <table:table-cell office:value-type="float" office:value="317370" table:style-name="ce119">
            <text:p>317.370</text:p>
          </table:table-cell>
          <table:table-cell office:value-type="percentage" office:value="0.8891783988232822" table:style-name="ce83">
            <text:p>88,9%</text:p>
          </table:table-cell>
          <table:table-cell office:value-type="float" office:value="243937" table:style-name="ce119">
            <text:p>243.937</text:p>
          </table:table-cell>
          <table:table-cell office:value-type="percentage" office:value="0.75037451512979603" table:style-name="ce83">
            <text:p>75,0%</text:p>
          </table:table-cell>
          <table:table-cell office:value-type="float" office:value="133912" table:style-name="ce119">
            <text:p>133.912</text:p>
          </table:table-cell>
          <table:table-cell office:value-type="percentage" office:value="0.61632777046494291" table:style-name="ce83">
            <text:p>61,6%</text:p>
          </table:table-cell>
          <table:table-cell office:value-type="float" office:value="102525" table:style-name="ce119">
            <text:p>102.525</text:p>
          </table:table-cell>
          <table:table-cell office:value-type="percentage" office:value="0.54921655283246285" table:style-name="ce83">
            <text:p>54,9%</text:p>
          </table:table-cell>
          <table:table-cell office:value-type="float" office:value="13863" table:style-name="ce116">
            <text:p>13.863</text:p>
          </table:table-cell>
          <table:table-cell office:value-type="percentage" office:value="0.29134967004329371" table:style-name="ce117">
            <text:p>29,1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454" table:style-name="ce119">
            <text:p>278.454</text:p>
          </table:table-cell>
          <table:table-cell office:value-type="percentage" office:value="0.94149907356063778" table:style-name="ce83">
            <text:p>94,1%</text:p>
          </table:table-cell>
          <table:table-cell office:value-type="float" office:value="215302" table:style-name="ce119">
            <text:p>215.302</text:p>
          </table:table-cell>
          <table:table-cell office:value-type="percentage" office:value="0.96378131812545609" table:style-name="ce83">
            <text:p>96,4%</text:p>
          </table:table-cell>
          <table:table-cell office:value-type="float" office:value="237682" table:style-name="ce119">
            <text:p>237.682</text:p>
          </table:table-cell>
          <table:table-cell office:value-type="percentage" office:value="0.82798429602070645" table:style-name="ce83">
            <text:p>82,8%</text:p>
          </table:table-cell>
          <table:table-cell office:value-type="float" office:value="195368" table:style-name="ce119">
            <text:p>195.368</text:p>
          </table:table-cell>
          <table:table-cell office:value-type="percentage" office:value="0.67961178557762547" table:style-name="ce83">
            <text:p>68,0%</text:p>
          </table:table-cell>
          <table:table-cell office:value-type="float" office:value="107223" table:style-name="ce119">
            <text:p>107.223</text:p>
          </table:table-cell>
          <table:table-cell office:value-type="percentage" office:value="0.51740061958944961" table:style-name="ce83">
            <text:p>51,7%</text:p>
          </table:table-cell>
          <table:table-cell office:value-type="float" office:value="79646" table:style-name="ce119">
            <text:p>79.646</text:p>
          </table:table-cell>
          <table:table-cell office:value-type="percentage" office:value="0.45515901362973971" table:style-name="ce83">
            <text:p>45,5%</text:p>
          </table:table-cell>
          <table:table-cell office:value-type="float" office:value="12309" table:style-name="ce116">
            <text:p>12.309</text:p>
          </table:table-cell>
          <table:table-cell office:value-type="percentage" office:value="0.33296364423285002" table:style-name="ce117">
            <text:p>33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855" table:style-name="ce119">
            <text:p>992.855</text:p>
          </table:table-cell>
          <table:table-cell office:value-type="percentage" office:value="0.92398916364441785" table:style-name="ce83">
            <text:p>92,4%</text:p>
          </table:table-cell>
          <table:table-cell office:value-type="float" office:value="748488" table:style-name="ce119">
            <text:p>748.488</text:p>
          </table:table-cell>
          <table:table-cell office:value-type="percentage" office:value="0.93255123195917389" table:style-name="ce83">
            <text:p>93,3%</text:p>
          </table:table-cell>
          <table:table-cell office:value-type="float" office:value="820075" table:style-name="ce119">
            <text:p>820.075</text:p>
          </table:table-cell>
          <table:table-cell office:value-type="percentage" office:value="0.78821003299606796" table:style-name="ce83">
            <text:p>78,8%</text:p>
          </table:table-cell>
          <table:table-cell office:value-type="float" office:value="716580" table:style-name="ce119">
            <text:p>716.580</text:p>
          </table:table-cell>
          <table:table-cell office:value-type="percentage" office:value="0.61928211049213822" table:style-name="ce83">
            <text:p>61,9%</text:p>
          </table:table-cell>
          <table:table-cell office:value-type="float" office:value="387476" table:style-name="ce119">
            <text:p>387.476</text:p>
          </table:table-cell>
          <table:table-cell office:value-type="percentage" office:value="0.47207862697630443" table:style-name="ce83">
            <text:p>47,2%</text:p>
          </table:table-cell>
          <table:table-cell office:value-type="float" office:value="273270" table:style-name="ce119">
            <text:p>273.270</text:p>
          </table:table-cell>
          <table:table-cell office:value-type="percentage" office:value="0.39835218899097813" table:style-name="ce83">
            <text:p>39,8%</text:p>
          </table:table-cell>
          <table:table-cell office:value-type="float" office:value="40213" table:style-name="ce116">
            <text:p>40.213</text:p>
          </table:table-cell>
          <table:table-cell office:value-type="percentage" office:value="0.28258318400618387" table:style-name="ce117">
            <text:p>28,3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2492" table:style-name="ce119">
            <text:p>702.492</text:p>
          </table:table-cell>
          <table:table-cell office:value-type="percentage" office:value="0.96054934476798881" table:style-name="ce83">
            <text:p>96,1%</text:p>
          </table:table-cell>
          <table:table-cell office:value-type="float" office:value="570820" table:style-name="ce119">
            <text:p>570.820</text:p>
          </table:table-cell>
          <table:table-cell office:value-type="percentage" office:value="0.98455944750695101" table:style-name="ce83">
            <text:p>98,5%</text:p>
          </table:table-cell>
          <table:table-cell office:value-type="float" office:value="625207" table:style-name="ce119">
            <text:p>625.207</text:p>
          </table:table-cell>
          <table:table-cell office:value-type="percentage" office:value="0.85199655498532323" table:style-name="ce83">
            <text:p>85,2%</text:p>
          </table:table-cell>
          <table:table-cell office:value-type="float" office:value="553222" table:style-name="ce119">
            <text:p>553.222</text:p>
          </table:table-cell>
          <table:table-cell office:value-type="percentage" office:value="0.71842254603915845" table:style-name="ce83">
            <text:p>71,8%</text:p>
          </table:table-cell>
          <table:table-cell office:value-type="float" office:value="310332" table:style-name="ce119">
            <text:p>310.332</text:p>
          </table:table-cell>
          <table:table-cell office:value-type="percentage" office:value="0.58472890067982097" table:style-name="ce83">
            <text:p>58,5%</text:p>
          </table:table-cell>
          <table:table-cell office:value-type="float" office:value="242475" table:style-name="ce119">
            <text:p>242.475</text:p>
          </table:table-cell>
          <table:table-cell office:value-type="percentage" office:value="0.54193440241381241" table:style-name="ce83">
            <text:p>54,2%</text:p>
          </table:table-cell>
          <table:table-cell office:value-type="float" office:value="51231" table:style-name="ce116">
            <text:p>51.231</text:p>
          </table:table-cell>
          <table:table-cell office:value-type="percentage" office:value="0.53604051353415716" table:style-name="ce117">
            <text:p>53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53" table:style-name="ce119">
            <text:p>156.553</text:p>
          </table:table-cell>
          <table:table-cell office:value-type="percentage" office:value="0.90237997798131298" table:style-name="ce83">
            <text:p>90,2%</text:p>
          </table:table-cell>
          <table:table-cell office:value-type="float" office:value="128774" table:style-name="ce119">
            <text:p>128.774</text:p>
          </table:table-cell>
          <table:table-cell office:value-type="percentage" office:value="0.96885932903478211" table:style-name="ce83">
            <text:p>96,9%</text:p>
          </table:table-cell>
          <table:table-cell office:value-type="float" office:value="137444" table:style-name="ce119">
            <text:p>137.444</text:p>
          </table:table-cell>
          <table:table-cell office:value-type="percentage" office:value="0.850377721544049" table:style-name="ce83">
            <text:p>85,0%</text:p>
          </table:table-cell>
          <table:table-cell office:value-type="float" office:value="108983" table:style-name="ce119">
            <text:p>108.983</text:p>
          </table:table-cell>
          <table:table-cell office:value-type="percentage" office:value="0.74506063962153224" table:style-name="ce83">
            <text:p>74,5%</text:p>
          </table:table-cell>
          <table:table-cell office:value-type="float" office:value="73753" table:style-name="ce119">
            <text:p>73.753</text:p>
          </table:table-cell>
          <table:table-cell office:value-type="percentage" office:value="0.65028170380101746" table:style-name="ce83">
            <text:p>65,0%</text:p>
          </table:table-cell>
          <table:table-cell office:value-type="float" office:value="52223" table:style-name="ce119">
            <text:p>52.223</text:p>
          </table:table-cell>
          <table:table-cell office:value-type="percentage" office:value="0.55759251745713123" table:style-name="ce83">
            <text:p>55,8%</text:p>
          </table:table-cell>
          <table:table-cell office:value-type="float" office:value="7113" table:style-name="ce116">
            <text:p>7.113</text:p>
          </table:table-cell>
          <table:table-cell office:value-type="percentage" office:value="0.36912298910223146" table:style-name="ce117">
            <text:p>36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277" table:style-name="ce119">
            <text:p>510.277</text:p>
          </table:table-cell>
          <table:table-cell office:value-type="percentage" office:value="0.95657088654104272" table:style-name="ce83">
            <text:p>95,7%</text:p>
          </table:table-cell>
          <table:table-cell office:value-type="float" office:value="339519" table:style-name="ce119">
            <text:p>339.519</text:p>
          </table:table-cell>
          <table:table-cell office:value-type="percentage" office:value="0.97495132695079856" table:style-name="ce83">
            <text:p>97,5%</text:p>
          </table:table-cell>
          <table:table-cell office:value-type="float" office:value="379435" table:style-name="ce119">
            <text:p>379.435</text:p>
          </table:table-cell>
          <table:table-cell office:value-type="percentage" office:value="0.96533362506074116" table:style-name="ce83">
            <text:p>96,5%</text:p>
          </table:table-cell>
          <table:table-cell office:value-type="float" office:value="394235" table:style-name="ce119">
            <text:p>394.235</text:p>
          </table:table-cell>
          <table:table-cell office:value-type="percentage" office:value="0.95806702471505989" table:style-name="ce83">
            <text:p>95,8%</text:p>
          </table:table-cell>
          <table:table-cell office:value-type="float" office:value="209534" table:style-name="ce119">
            <text:p>209.534</text:p>
          </table:table-cell>
          <table:table-cell office:value-type="percentage" office:value="0.78314657975586233" table:style-name="ce83">
            <text:p>78,3%</text:p>
          </table:table-cell>
          <table:table-cell office:value-type="float" office:value="153237" table:style-name="ce119">
            <text:p>153.237</text:p>
          </table:table-cell>
          <table:table-cell office:value-type="percentage" office:value="0.75597927972372969" table:style-name="ce83">
            <text:p>75,6%</text:p>
          </table:table-cell>
          <table:table-cell office:value-type="float" office:value="28149" table:style-name="ce116">
            <text:p>28.149</text:p>
          </table:table-cell>
          <table:table-cell office:value-type="percentage" office:value="0.67450219250952481" table:style-name="ce117">
            <text:p>67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98" table:style-name="ce119">
            <text:p>46.298</text:p>
          </table:table-cell>
          <table:table-cell office:value-type="percentage" office:value="0.82891108962652627" table:style-name="ce83">
            <text:p>82,9%</text:p>
          </table:table-cell>
          <table:table-cell office:value-type="float" office:value="37415" table:style-name="ce119">
            <text:p>37.415</text:p>
          </table:table-cell>
          <table:table-cell office:value-type="percentage" office:value="0.94163688528715961" table:style-name="ce83">
            <text:p>94,2%</text:p>
          </table:table-cell>
          <table:table-cell office:value-type="float" office:value="38348" table:style-name="ce119">
            <text:p>38.348</text:p>
          </table:table-cell>
          <table:table-cell office:value-type="percentage" office:value="0.82748203612196014" table:style-name="ce83">
            <text:p>82,7%</text:p>
          </table:table-cell>
          <table:table-cell office:value-type="float" office:value="34819" table:style-name="ce119">
            <text:p>34.819</text:p>
          </table:table-cell>
          <table:table-cell office:value-type="percentage" office:value="0.71540990343127187" table:style-name="ce83">
            <text:p>71,5%</text:p>
          </table:table-cell>
          <table:table-cell office:value-type="float" office:value="18319" table:style-name="ce119">
            <text:p>18.319</text:p>
          </table:table-cell>
          <table:table-cell office:value-type="percentage" office:value="0.56374826896445607" table:style-name="ce83">
            <text:p>56,4%</text:p>
          </table:table-cell>
          <table:table-cell office:value-type="float" office:value="12581" table:style-name="ce119">
            <text:p>12.581</text:p>
          </table:table-cell>
          <table:table-cell office:value-type="percentage" office:value="0.49217588608090135" table:style-name="ce83">
            <text:p>49,2%</text:p>
          </table:table-cell>
          <table:table-cell office:value-type="float" office:value="2158" table:style-name="ce116">
            <text:p>2.158</text:p>
          </table:table-cell>
          <table:table-cell office:value-type="percentage" office:value="0.38750224456814508" table:style-name="ce117">
            <text:p>38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0967" table:style-name="ce119">
            <text:p>840.967</text:p>
          </table:table-cell>
          <table:table-cell office:value-type="percentage" office:value="0.95104794668494197" table:style-name="ce83">
            <text:p>95,1%</text:p>
          </table:table-cell>
          <table:table-cell office:value-type="float" office:value="642047" table:style-name="ce119">
            <text:p>642.047</text:p>
          </table:table-cell>
          <table:table-cell office:value-type="percentage" office:value="0.92771839883480167" table:style-name="ce83">
            <text:p>92,8%</text:p>
          </table:table-cell>
          <table:table-cell office:value-type="float" office:value="742763" table:style-name="ce119">
            <text:p>742.763</text:p>
          </table:table-cell>
          <table:table-cell office:value-type="percentage" office:value="0.77107934685453927" table:style-name="ce83">
            <text:p>77,1%</text:p>
          </table:table-cell>
          <table:table-cell office:value-type="float" office:value="657522" table:style-name="ce119">
            <text:p>657.522</text:p>
          </table:table-cell>
          <table:table-cell office:value-type="percentage" office:value="0.62357873852582379" table:style-name="ce83">
            <text:p>62,4%</text:p>
          </table:table-cell>
          <table:table-cell office:value-type="float" office:value="389764" table:style-name="ce119">
            <text:p>389.764</text:p>
          </table:table-cell>
          <table:table-cell office:value-type="percentage" office:value="0.50245514161700311" table:style-name="ce83">
            <text:p>50,2%</text:p>
          </table:table-cell>
          <table:table-cell office:value-type="float" office:value="282910" table:style-name="ce119">
            <text:p>282.910</text:p>
          </table:table-cell>
          <table:table-cell office:value-type="percentage" office:value="0.44767144704007694" table:style-name="ce83">
            <text:p>44,8%</text:p>
          </table:table-cell>
          <table:table-cell office:value-type="float" office:value="34485" table:style-name="ce116">
            <text:p>34.485</text:p>
          </table:table-cell>
          <table:table-cell office:value-type="percentage" office:value="0.27918555699481867" table:style-name="ce117">
            <text:p>27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155" table:style-name="ce119">
            <text:p>164.155</text:p>
          </table:table-cell>
          <table:table-cell office:value-type="percentage" office:value="0.89060270509280104" table:style-name="ce83">
            <text:p>89,1%</text:p>
          </table:table-cell>
          <table:table-cell office:value-type="float" office:value="137163" table:style-name="ce119">
            <text:p>137.163</text:p>
          </table:table-cell>
          <table:table-cell office:value-type="percentage" office:value="0.89034506932544011" table:style-name="ce83">
            <text:p>89,0%</text:p>
          </table:table-cell>
          <table:table-cell office:value-type="float" office:value="157914" table:style-name="ce119">
            <text:p>157.914</text:p>
          </table:table-cell>
          <table:table-cell office:value-type="percentage" office:value="0.74454020820760414" table:style-name="ce83">
            <text:p>74,5%</text:p>
          </table:table-cell>
          <table:table-cell office:value-type="float" office:value="138944" table:style-name="ce119">
            <text:p>138.944</text:p>
          </table:table-cell>
          <table:table-cell office:value-type="percentage" office:value="0.58839173039950543" table:style-name="ce83">
            <text:p>58,8%</text:p>
          </table:table-cell>
          <table:table-cell office:value-type="float" office:value="69708" table:style-name="ce119">
            <text:p>69.708</text:p>
          </table:table-cell>
          <table:table-cell office:value-type="percentage" office:value="0.40479425803978958" table:style-name="ce83">
            <text:p>40,5%</text:p>
          </table:table-cell>
          <table:table-cell office:value-type="float" office:value="51927" table:style-name="ce119">
            <text:p>51.927</text:p>
          </table:table-cell>
          <table:table-cell office:value-type="percentage" office:value="0.35587888590383243" table:style-name="ce83">
            <text:p>35,6%</text:p>
          </table:table-cell>
          <table:table-cell office:value-type="float" office:value="6545" table:style-name="ce116">
            <text:p>6.545</text:p>
          </table:table-cell>
          <table:table-cell office:value-type="percentage" office:value="0.2134703196347032" table:style-name="ce117">
            <text:p>21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91" table:style-name="ce119">
            <text:p>93.691</text:p>
          </table:table-cell>
          <table:table-cell office:value-type="percentage" office:value="0.95368532486436419" table:style-name="ce83">
            <text:p>95,4%</text:p>
          </table:table-cell>
          <table:table-cell office:value-type="float" office:value="72430" table:style-name="ce119">
            <text:p>72.430</text:p>
          </table:table-cell>
          <table:table-cell office:value-type="percentage" office:value="0.99900692394692558" table:style-name="ce83">
            <text:p>99,9%</text:p>
          </table:table-cell>
          <table:table-cell office:value-type="float" office:value="77582" table:style-name="ce119">
            <text:p>77.582</text:p>
          </table:table-cell>
          <table:table-cell office:value-type="percentage" office:value="0.83546375765929726" table:style-name="ce83">
            <text:p>83,5%</text:p>
          </table:table-cell>
          <table:table-cell office:value-type="float" office:value="65504" table:style-name="ce119">
            <text:p>65.504</text:p>
          </table:table-cell>
          <table:table-cell office:value-type="percentage" office:value="0.67774443869632695" table:style-name="ce83">
            <text:p>67,8%</text:p>
          </table:table-cell>
          <table:table-cell office:value-type="float" office:value="34344" table:style-name="ce119">
            <text:p>34.344</text:p>
          </table:table-cell>
          <table:table-cell office:value-type="percentage" office:value="0.52160442264173867" table:style-name="ce83">
            <text:p>52,2%</text:p>
          </table:table-cell>
          <table:table-cell office:value-type="float" office:value="26855" table:style-name="ce119">
            <text:p>26.855</text:p>
          </table:table-cell>
          <table:table-cell office:value-type="percentage" office:value="0.45132178209502044" table:style-name="ce83">
            <text:p>45,1%</text:p>
          </table:table-cell>
          <table:table-cell office:value-type="float" office:value="4065" table:style-name="ce116">
            <text:p>4.065</text:p>
          </table:table-cell>
          <table:table-cell office:value-type="percentage" office:value="0.30392523364485979" table:style-name="ce117">
            <text:p>30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840" table:style-name="ce119">
            <text:p>352.840</text:p>
          </table:table-cell>
          <table:table-cell office:value-type="percentage" office:value="0.9309787097063581" table:style-name="ce83">
            <text:p>93,1%</text:p>
          </table:table-cell>
          <table:table-cell office:value-type="float" office:value="261445" table:style-name="ce119">
            <text:p>261.445</text:p>
          </table:table-cell>
          <table:table-cell office:value-type="percentage" office:value="0.93813804115757937" table:style-name="ce83">
            <text:p>93,8%</text:p>
          </table:table-cell>
          <table:table-cell office:value-type="float" office:value="272391" table:style-name="ce119">
            <text:p>272.391</text:p>
          </table:table-cell>
          <table:table-cell office:value-type="percentage" office:value="0.83168761220825849" table:style-name="ce83">
            <text:p>83,2%</text:p>
          </table:table-cell>
          <table:table-cell office:value-type="float" office:value="202396" table:style-name="ce119">
            <text:p>202.396</text:p>
          </table:table-cell>
          <table:table-cell office:value-type="percentage" office:value="0.62220172768913895" table:style-name="ce83">
            <text:p>62,2%</text:p>
          </table:table-cell>
          <table:table-cell office:value-type="float" office:value="93142" table:style-name="ce119">
            <text:p>93.142</text:p>
          </table:table-cell>
          <table:table-cell office:value-type="percentage" office:value="0.44334543931381465" table:style-name="ce83">
            <text:p>44,3%</text:p>
          </table:table-cell>
          <table:table-cell office:value-type="float" office:value="65784" table:style-name="ce119">
            <text:p>65.784</text:p>
          </table:table-cell>
          <table:table-cell office:value-type="percentage" office:value="0.37826026956161735" table:style-name="ce83">
            <text:p>37,8%</text:p>
          </table:table-cell>
          <table:table-cell office:value-type="float" office:value="11788" table:style-name="ce116">
            <text:p>11.788</text:p>
          </table:table-cell>
          <table:table-cell office:value-type="percentage" office:value="0.30581642712603124" table:style-name="ce117">
            <text:p>30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6" table:style-name="ce119">
            <text:p>5.746</text:p>
          </table:table-cell>
          <table:table-cell office:value-type="percentage" office:value="0.91105121293800539" table:style-name="ce83">
            <text:p>91,1%</text:p>
          </table:table-cell>
          <table:table-cell office:value-type="float" office:value="7351" table:style-name="ce119">
            <text:p>7.351</text:p>
          </table:table-cell>
          <table:table-cell office:value-type="percentage" office:value="0.95953530870643522" table:style-name="ce83">
            <text:p>96,0%</text:p>
          </table:table-cell>
          <table:table-cell office:value-type="float" office:value="9290" table:style-name="ce119">
            <text:p>9.290</text:p>
          </table:table-cell>
          <table:table-cell office:value-type="percentage" office:value="0.87427065687935257" table:style-name="ce83">
            <text:p>87,4%</text:p>
          </table:table-cell>
          <table:table-cell office:value-type="float" office:value="8976" table:style-name="ce119">
            <text:p>8.976</text:p>
          </table:table-cell>
          <table:table-cell office:value-type="percentage" office:value="0.80007130760317324" table:style-name="ce83">
            <text:p>80,0%</text:p>
          </table:table-cell>
          <table:table-cell office:value-type="float" office:value="6426" table:style-name="ce119">
            <text:p>6.426</text:p>
          </table:table-cell>
          <table:table-cell office:value-type="percentage" office:value="0.68296312041662244" table:style-name="ce83">
            <text:p>68,3%</text:p>
          </table:table-cell>
          <table:table-cell office:value-type="float" office:value="5312" table:style-name="ce119">
            <text:p>5.312</text:p>
          </table:table-cell>
          <table:table-cell office:value-type="percentage" office:value="0.5730931060524328" table:style-name="ce83">
            <text:p>57,3%</text:p>
          </table:table-cell>
          <table:table-cell office:value-type="float" office:value="1030" table:style-name="ce116">
            <text:p>1.030</text:p>
          </table:table-cell>
          <table:table-cell office:value-type="percentage" office:value="0.43755310110450296" table:style-name="ce117">
            <text:p>43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8" table:style-name="ce119">
            <text:p>4.598</text:p>
          </table:table-cell>
          <table:table-cell office:value-type="percentage" office:value="0.84693313685761651" table:style-name="ce83">
            <text:p>84,7%</text:p>
          </table:table-cell>
          <table:table-cell office:value-type="float" office:value="6230" table:style-name="ce119">
            <text:p>6.230</text:p>
          </table:table-cell>
          <table:table-cell office:value-type="percentage" office:value="0.84052887209929839" table:style-name="ce83">
            <text:p>84,1%</text:p>
          </table:table-cell>
          <table:table-cell office:value-type="float" office:value="8057" table:style-name="ce119">
            <text:p>8.057</text:p>
          </table:table-cell>
          <table:table-cell office:value-type="percentage" office:value="0.80025824394119982" table:style-name="ce83">
            <text:p>80,0%</text:p>
          </table:table-cell>
          <table:table-cell office:value-type="float" office:value="7794" table:style-name="ce119">
            <text:p>7.794</text:p>
          </table:table-cell>
          <table:table-cell office:value-type="percentage" office:value="0.73569945252029456" table:style-name="ce83">
            <text:p>73,6%</text:p>
          </table:table-cell>
          <table:table-cell office:value-type="float" office:value="5095" table:style-name="ce119">
            <text:p>5.095</text:p>
          </table:table-cell>
          <table:table-cell office:value-type="percentage" office:value="0.55531335149863759" table:style-name="ce83">
            <text:p>55,5%</text:p>
          </table:table-cell>
          <table:table-cell office:value-type="float" office:value="4515" table:style-name="ce119">
            <text:p>4.515</text:p>
          </table:table-cell>
          <table:table-cell office:value-type="percentage" office:value="0.46227091225555444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7" table:style-name="ce119">
            <text:p>2.387</text:p>
          </table:table-cell>
          <table:table-cell office:value-type="percentage" office:value="0.644786601836845" table:style-name="ce83">
            <text:p>64,5%</text:p>
          </table:table-cell>
          <table:table-cell office:value-type="float" office:value="7438" table:style-name="ce119">
            <text:p>7.438</text:p>
          </table:table-cell>
          <table:table-cell office:value-type="percentage" office:value="0.7554336786512289" table:style-name="ce83">
            <text:p>75,5%</text:p>
          </table:table-cell>
          <table:table-cell office:value-type="float" office:value="15341" table:style-name="ce119">
            <text:p>15.341</text:p>
          </table:table-cell>
          <table:table-cell office:value-type="percentage" office:value="0.67462620932277928" table:style-name="ce83">
            <text:p>67,5%</text:p>
          </table:table-cell>
          <table:table-cell office:value-type="float" office:value="15461" table:style-name="ce119">
            <text:p>15.461</text:p>
          </table:table-cell>
          <table:table-cell office:value-type="percentage" office:value="0.47452581179792525" table:style-name="ce83">
            <text:p>47,5%</text:p>
          </table:table-cell>
          <table:table-cell office:value-type="float" office:value="11088" table:style-name="ce119">
            <text:p>11.088</text:p>
          </table:table-cell>
          <table:table-cell office:value-type="percentage" office:value="0.45073170731707318" table:style-name="ce83">
            <text:p>45,1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64599092284418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3" table:style-name="ce119">
            <text:p>703</text:p>
          </table:table-cell>
          <table:table-cell office:value-type="percentage" office:value="0.76247288503253796" table:style-name="ce86">
            <text:p>76,2%</text:p>
          </table:table-cell>
          <table:table-cell office:value-type="float" office:value="938" table:style-name="ce119">
            <text:p>938</text:p>
          </table:table-cell>
          <table:table-cell office:value-type="percentage" office:value="0.47302067574382251" table:style-name="ce86">
            <text:p>47,3%</text:p>
          </table:table-cell>
          <table:table-cell office:value-type="float" office:value="1169" table:style-name="ce119">
            <text:p>1.169</text:p>
          </table:table-cell>
          <table:table-cell office:value-type="percentage" office:value="0.47714285714285715" table:style-name="ce86">
            <text:p>47,7%</text:p>
          </table:table-cell>
          <table:table-cell office:value-type="float" office:value="940" table:style-name="ce119">
            <text:p>940</text:p>
          </table:table-cell>
          <table:table-cell office:value-type="percentage" office:value="0.43904717421765532" table:style-name="ce86">
            <text:p>43,9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4043" table:style-name="ce122">
            <text:p>6.454.043</text:p>
          </table:table-cell>
          <table:table-cell office:value-type="percentage" office:value="0.93733777512873417" table:style-name="ce123">
            <text:p>93,73%</text:p>
          </table:table-cell>
          <table:table-cell office:value-type="float" office:value="5045023" table:style-name="ce122">
            <text:p>5.045.023</text:p>
          </table:table-cell>
          <table:table-cell office:value-type="percentage" office:value="0.9476901824253019" table:style-name="ce123">
            <text:p>94,77%</text:p>
          </table:table-cell>
          <table:table-cell office:value-type="float" office:value="5477796" table:style-name="ce122">
            <text:p>5.477.796</text:p>
          </table:table-cell>
          <table:table-cell office:value-type="percentage" office:value="0.80833212206889382" table:style-name="ce123">
            <text:p>80,83%</text:p>
          </table:table-cell>
          <table:table-cell office:value-type="float" office:value="4692078" table:style-name="ce122">
            <text:p>4.692.078</text:p>
          </table:table-cell>
          <table:table-cell office:value-type="percentage" office:value="0.66063283687666663" table:style-name="ce123">
            <text:p>66,06%</text:p>
          </table:table-cell>
          <table:table-cell office:value-type="float" office:value="2576134" table:style-name="ce122">
            <text:p>2.576.134</text:p>
          </table:table-cell>
          <table:table-cell office:value-type="percentage" office:value="0.5082528592175326" table:style-name="ce123">
            <text:p>50,83%</text:p>
          </table:table-cell>
          <table:table-cell office:value-type="float" office:value="1872291" table:style-name="ce122">
            <text:p>1.872.291</text:p>
          </table:table-cell>
          <table:table-cell office:value-type="percentage" office:value="0.44742380579471935" table:style-name="ce123">
            <text:p>44,74%</text:p>
          </table:table-cell>
          <table:table-cell office:value-type="float" office:value="289652" table:style-name="ce122">
            <text:p>289.652</text:p>
          </table:table-cell>
          <table:table-cell office:value-type="percentage" office:value="0.33036446482238685" table:style-name="ce123">
            <text:p>33,04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41" table:style-name="ce132">
            <text:p>456.441</text:p>
          </table:table-cell>
          <table:table-cell office:value-type="percentage" office:value="0.64118927913709078" table:style-name="ce133">
            <text:p>64,1%</text:p>
          </table:table-cell>
          <table:table-cell office:value-type="float" office:value="374480" table:style-name="ce132">
            <text:p>374.480</text:p>
          </table:table-cell>
          <table:table-cell office:value-type="percentage" office:value="0.52605388484219806" table:style-name="ce133">
            <text:p>52,6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277" table:style-name="ce132">
            <text:p>56.277</text:p>
          </table:table-cell>
          <table:table-cell office:value-type="percentage" office:value="0.55556986316902535" table:style-name="ce133">
            <text:p>55,6%</text:p>
          </table:table-cell>
          <table:table-cell office:value-type="float" office:value="47536" table:style-name="ce132">
            <text:p>47.536</text:p>
          </table:table-cell>
          <table:table-cell office:value-type="percentage" office:value="0.46927819563236828" table:style-name="ce133">
            <text:p>46,9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207" table:style-name="ce132">
            <text:p>45.207</text:p>
          </table:table-cell>
          <table:table-cell office:value-type="percentage" office:value="0.74648515634949464" table:style-name="ce133">
            <text:p>74,6%</text:p>
          </table:table-cell>
          <table:table-cell office:value-type="float" office:value="39716" table:style-name="ce132">
            <text:p>39.716</text:p>
          </table:table-cell>
          <table:table-cell office:value-type="percentage" office:value="0.655814463901089" table:style-name="ce133">
            <text:p>65,6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25" table:style-name="ce132">
            <text:p>34.425</text:p>
          </table:table-cell>
          <table:table-cell office:value-type="percentage" office:value="0.35652918024274904" table:style-name="ce133">
            <text:p>35,7%</text:p>
          </table:table-cell>
          <table:table-cell office:value-type="float" office:value="27239" table:style-name="ce132">
            <text:p>27.239</text:p>
          </table:table-cell>
          <table:table-cell office:value-type="percentage" office:value="0.28210597939381965" table:style-name="ce133">
            <text:p>28,2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2001" table:style-name="ce132">
            <text:p>82.001</text:p>
          </table:table-cell>
          <table:table-cell office:value-type="percentage" office:value="0.53962897748063976" table:style-name="ce133">
            <text:p>54,0%</text:p>
          </table:table-cell>
          <table:table-cell office:value-type="float" office:value="63574" table:style-name="ce132">
            <text:p>63.574</text:p>
          </table:table-cell>
          <table:table-cell office:value-type="percentage" office:value="0.41836529572022524" table:style-name="ce133">
            <text:p>41,8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7" table:style-name="ce132">
            <text:p>23.857</text:p>
          </table:table-cell>
          <table:table-cell office:value-type="percentage" office:value="0.57187313754257996" table:style-name="ce133">
            <text:p>57,2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123" table:style-name="ce132">
            <text:p>107.123</text:p>
          </table:table-cell>
          <table:table-cell office:value-type="percentage" office:value="0.68859379705251667" table:style-name="ce133">
            <text:p>68,9%</text:p>
          </table:table-cell>
          <table:table-cell office:value-type="float" office:value="99157" table:style-name="ce132">
            <text:p>99.157</text:p>
          </table:table-cell>
          <table:table-cell office:value-type="percentage" office:value="0.63738781712924764" table:style-name="ce133">
            <text:p>63,7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613" table:style-name="ce132">
            <text:p>107.613</text:p>
          </table:table-cell>
          <table:table-cell office:value-type="percentage" office:value="0.64000799663089125" table:style-name="ce133">
            <text:p>64,0%</text:p>
          </table:table-cell>
          <table:table-cell office:value-type="float" office:value="89540" table:style-name="ce132">
            <text:p>89.540</text:p>
          </table:table-cell>
          <table:table-cell office:value-type="percentage" office:value="0.53252224190692576" table:style-name="ce133">
            <text:p>53,3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534" table:style-name="ce132">
            <text:p>265.534</text:p>
          </table:table-cell>
          <table:table-cell office:value-type="percentage" office:value="0.41750095532384823" table:style-name="ce133">
            <text:p>41,8%</text:p>
          </table:table-cell>
          <table:table-cell office:value-type="float" office:value="209014" table:style-name="ce132">
            <text:p>209.014</text:p>
          </table:table-cell>
          <table:table-cell office:value-type="percentage" office:value="0.32863416615596802" table:style-name="ce133">
            <text:p>32,9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5938" table:style-name="ce132">
            <text:p>265.938</text:p>
          </table:table-cell>
          <table:table-cell office:value-type="percentage" office:value="0.6598880302719754" table:style-name="ce133">
            <text:p>66,0%</text:p>
          </table:table-cell>
          <table:table-cell office:value-type="float" office:value="205265" table:style-name="ce132">
            <text:p>205.265</text:p>
          </table:table-cell>
          <table:table-cell office:value-type="percentage" office:value="0.50933644884814144" table:style-name="ce133">
            <text:p>50,9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2042" table:style-name="ce132">
            <text:p>62.042</text:p>
          </table:table-cell>
          <table:table-cell office:value-type="percentage" office:value="0.81023386309668444" table:style-name="ce133">
            <text:p>81,0%</text:p>
          </table:table-cell>
          <table:table-cell office:value-type="float" office:value="53255" table:style-name="ce132">
            <text:p>53.255</text:p>
          </table:table-cell>
          <table:table-cell office:value-type="percentage" office:value="0.69548055154917521" table:style-name="ce133">
            <text:p>69,5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416" table:style-name="ce132">
            <text:p>144.416</text:p>
          </table:table-cell>
          <table:table-cell office:value-type="percentage" office:value="0.82812267707784026" table:style-name="ce133">
            <text:p>82,8%</text:p>
          </table:table-cell>
          <table:table-cell office:value-type="float" office:value="128047" table:style-name="ce132">
            <text:p>128.047</text:p>
          </table:table-cell>
          <table:table-cell office:value-type="percentage" office:value="0.73425814613191209" table:style-name="ce133">
            <text:p>73,4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41" table:style-name="ce132">
            <text:p>17.141</text:p>
          </table:table-cell>
          <table:table-cell office:value-type="percentage" office:value="0.68603614866525342" table:style-name="ce133">
            <text:p>68,6%</text:p>
          </table:table-cell>
          <table:table-cell office:value-type="float" office:value="14920" table:style-name="ce132">
            <text:p>14.920</text:p>
          </table:table-cell>
          <table:table-cell office:value-type="percentage" office:value="0.59714481874368952" table:style-name="ce133">
            <text:p>59,7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578" table:style-name="ce132">
            <text:p>271.578</text:p>
          </table:table-cell>
          <table:table-cell office:value-type="percentage" office:value="0.48722561083242616" table:style-name="ce133">
            <text:p>48,7%</text:p>
          </table:table-cell>
          <table:table-cell office:value-type="float" office:value="243406" table:style-name="ce132">
            <text:p>243.406</text:p>
          </table:table-cell>
          <table:table-cell office:value-type="percentage" office:value="0.43668352013151845" table:style-name="ce133">
            <text:p>43,7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586" table:style-name="ce132">
            <text:p>72.586</text:p>
          </table:table-cell>
          <table:table-cell office:value-type="percentage" office:value="0.5255534986182967" table:style-name="ce133">
            <text:p>52,6%</text:p>
          </table:table-cell>
          <table:table-cell office:value-type="float" office:value="52513" table:style-name="ce132">
            <text:p>52.513</text:p>
          </table:table-cell>
          <table:table-cell office:value-type="percentage" office:value="0.38021644494727097" table:style-name="ce133">
            <text:p>38,0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29996" table:style-name="ce132">
            <text:p>29.996</text:p>
          </table:table-cell>
          <table:table-cell office:value-type="percentage" office:value="0.53926509572560599" table:style-name="ce133">
            <text:p>53,9%</text:p>
          </table:table-cell>
          <table:table-cell office:value-type="float" office:value="26384" table:style-name="ce132">
            <text:p>26.384</text:p>
          </table:table-cell>
          <table:table-cell office:value-type="percentage" office:value="0.47432892004348537" table:style-name="ce133">
            <text:p>47,4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646" table:style-name="ce132">
            <text:p>88.646</text:p>
          </table:table-cell>
          <table:table-cell office:value-type="percentage" office:value="0.53211671726203846" table:style-name="ce133">
            <text:p>53,2%</text:p>
          </table:table-cell>
          <table:table-cell office:value-type="float" office:value="71415" table:style-name="ce132">
            <text:p>71.415</text:p>
          </table:table-cell>
          <table:table-cell office:value-type="percentage" office:value="0.42868392666638627" table:style-name="ce133">
            <text:p>42,9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6806560133874744" table:style-name="ce133">
            <text:p>36,8%</text:p>
          </table:table-cell>
          <table:table-cell office:value-type="float" office:value="2280" table:style-name="ce132">
            <text:p>2.280</text:p>
          </table:table-cell>
          <table:table-cell office:value-type="percentage" office:value="0.25868975679788658" table:style-name="ce133">
            <text:p>25,9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9" table:style-name="ce132">
            <text:p>2.189</text:p>
          </table:table-cell>
          <table:table-cell office:value-type="percentage" office:value="0.20199538294124092" table:style-name="ce133">
            <text:p>20,2%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1-25T00:00:00" table:style-name="ce134">
            <text:p>25/01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40135" table:style-name="ce139">
            <text:p>2.140.135</text:p>
          </table:table-cell>
          <table:table-cell office:value-type="percentage" office:value="0.5722284220857593" table:style-name="ce140">
            <text:p>57,2%</text:p>
          </table:table-cell>
          <table:table-cell office:value-type="float" office:value="1773787" table:style-name="ce139">
            <text:p>1.773.787</text:p>
          </table:table-cell>
          <table:table-cell office:value-type="percentage" office:value="0.47427444349362669" table:style-name="ce140">
            <text:p>47,4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1-26T15:01:04Z</dc:date>
  </office:meta>
</office:document-meta>
</file>